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.2799in" fo:break-before="page" table:align="right"/>
    </style:style>
    <style:style style:name="Table8.A" style:family="table-column">
      <style:table-column-properties style:column-width="1.2799in"/>
    </style:style>
    <style:style style:name="Table8.1" style:family="table-row">
      <style:table-row-properties style:min-row-height="0.2in"/>
    </style:style>
    <style:style style:name="Table8.A1" style:family="table-cell">
      <style:table-cell-properties style:vertical-align="middle" fo:padding="0.0201in" fo:border="1pt solid #000000" style:writing-mode="page"/>
    </style:style>
    <style:style style:name="Table1" style:family="table">
      <style:table-properties style:width="7.6701in" fo:margin-top="0in" fo:margin-bottom="0in" table:align="margins" style:writing-mode="lr-tb"/>
    </style:style>
    <style:style style:name="Table1.A" style:family="table-column">
      <style:table-column-properties style:column-width="1.2785in" style:rel-column-width="10921*"/>
    </style:style>
    <style:style style:name="Table1.B" style:family="table-column">
      <style:table-column-properties style:column-width="1.2799in" style:rel-column-width="10933*"/>
    </style:style>
    <style:style style:name="Table1.D" style:family="table-column">
      <style:table-column-properties style:column-width="1.2778in" style:rel-column-width="10915*"/>
    </style:style>
    <style:style style:name="Table1.E" style:family="table-column">
      <style:table-column-properties style:column-width="1.2792in" style:rel-column-width="10927*"/>
    </style:style>
    <style:style style:name="Table1.F" style:family="table-column">
      <style:table-column-properties style:column-width="1.2778in" style:rel-column-width="10918*"/>
    </style:style>
    <style:style style:name="Table1.1" style:family="table-row">
      <style:table-row-properties style:min-row-height="0.1729in" fo:keep-together="auto"/>
    </style:style>
    <style:style style:name="Table1.A1" style:family="table-cell">
      <style:table-cell-properties style:vertical-align="" fo:padding="0in" fo:border-left="1pt solid #000000" fo:border-right="none" fo:border-top="1pt solid #000000" fo:border-bottom="none" style:writing-mode="lr-tb"/>
    </style:style>
    <style:style style:name="Table1.E1" style:family="table-cell">
      <style:table-cell-properties style:vertical-align="" fo:padding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" fo:padding="0in" fo:border-left="1pt solid #000000" fo:border-right="1pt solid #000000" fo:border-top="1pt solid #000000" fo:border-bottom="none" style:writing-mode="lr-tb"/>
    </style:style>
    <style:style style:name="Table1.2" style:family="table-row">
      <style:table-row-properties style:min-row-height="0.7694in" fo:keep-together="auto"/>
    </style:style>
    <style:style style:name="Table1.F2" style:family="table-cell">
      <style:table-cell-properties style:vertical-align="" fo:padding="0in" fo:border="1pt solid #000000" style:writing-mode="lr-tb"/>
    </style:style>
    <style:style style:name="Table2" style:family="table">
      <style:table-properties style:width="7.6701in" table:align="margins" style:writing-mode="lr-tb"/>
    </style:style>
    <style:style style:name="Table2.A" style:family="table-column">
      <style:table-column-properties style:column-width="7.6701in" style:rel-column-width="65535*"/>
    </style:style>
    <style:style style:name="Table2.A1" style:family="table-cell">
      <style:table-cell-properties fo:padding-left="0.1in" fo:padding-right="0.2in" fo:padding-top="0.0403in" fo:padding-bottom="0.0403in" fo:border-left="1pt solid #000000" fo:border-right="1pt solid #000000" fo:border-top="1pt solid #000000" fo:border-bottom="none"/>
    </style:style>
    <style:style style:name="Table10" style:family="table">
      <style:table-properties style:width="7.6701in" table:align="margins" style:writing-mode="lr-tb"/>
    </style:style>
    <style:style style:name="Table10.A" style:family="table-column">
      <style:table-column-properties style:column-width="2.5569in" style:rel-column-width="21845*"/>
    </style:style>
    <style:style style:name="Table10.A1" style:family="table-cell">
      <style:table-cell-properties fo:padding-left="0.2in" fo:padding-right="0.2in" fo:padding-top="0.0403in" fo:padding-bottom="0.0403in" fo:border-left="1pt solid #000000" fo:border-right="none" fo:border-top="none" fo:border-bottom="none"/>
    </style:style>
    <style:style style:name="Table10.B1" style:family="table-cell">
      <style:table-cell-properties fo:padding-left="0.2in" fo:padding-right="0.2in" fo:padding-top="0.0403in" fo:padding-bottom="0.0403in" fo:border="none"/>
    </style:style>
    <style:style style:name="Table10.C1" style:family="table-cell">
      <style:table-cell-properties fo:padding-left="0.2in" fo:padding-right="0.2in" fo:padding-top="0.0403in" fo:padding-bottom="0.0403in" fo:border-left="none" fo:border-right="1pt solid #000000" fo:border-top="none" fo:border-bottom="none"/>
    </style:style>
    <style:style style:name="Table9" style:family="table">
      <style:table-properties style:width="2.1563in" table:align="margins" style:writing-mode="lr-tb"/>
    </style:style>
    <style:style style:name="Table9.A" style:family="table-column">
      <style:table-column-properties style:column-width="2.1563in" style:rel-column-width="65535*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9" style:family="table">
      <style:table-properties style:width="2.1563in" table:align="margins" style:writing-mode="lr-tb"/>
    </style:style>
    <style:style style:name="Table9.A" style:family="table-column">
      <style:table-column-properties style:column-width="2.1563in" style:rel-column-width="65535*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7.6701in" table:align="margins" style:writing-mode="lr-tb"/>
    </style:style>
    <style:style style:name="Table4.A" style:family="table-column">
      <style:table-column-properties style:column-width="3.8347in" style:rel-column-width="32767*"/>
    </style:style>
    <style:style style:name="Table4.B" style:family="table-column">
      <style:table-column-properties style:column-width="0.6639in" style:rel-column-width="5670*"/>
    </style:style>
    <style:style style:name="Table4.C" style:family="table-column">
      <style:table-column-properties style:column-width="3.1715in" style:rel-column-width="27098*"/>
    </style:style>
    <style:style style:name="Table4.1" style:family="table-row">
      <style:table-row-properties style:row-height="0.4in"/>
    </style:style>
    <style:style style:name="Table4.A1" style:family="table-cell">
      <style:table-cell-properties style:vertical-align="bottom" fo:padding="0.0382in" fo:border-left="1pt solid #000000" fo:border-right="1pt solid #000000" fo:border-top="1pt solid #000000" fo:border-bottom="none"/>
    </style:style>
    <style:style style:name="Table4.2" style:family="table-row">
      <style:table-row-properties style:min-row-height="0.0007in"/>
    </style:style>
    <style:style style:name="Table4.A2" style:family="table-cell">
      <style:table-cell-properties fo:padding="0.0382in" fo:border-left="1pt solid #000000" fo:border-right="none" fo:border-top="none" fo:border-bottom="none"/>
    </style:style>
    <style:style style:name="Table4.C2" style:family="table-cell" style:data-style-name="N10004">
      <style:table-cell-properties fo:padding="0.0382in" fo:border-left="none" fo:border-right="1pt solid #000000" fo:border-top="none" fo:border-bottom="none"/>
    </style:style>
    <style:style style:name="Table4.3" style:family="table-row">
      <style:table-row-properties style:row-height="0.6in"/>
    </style:style>
    <style:style style:name="Table4.A3" style:family="table-cell">
      <style:table-cell-properties fo:padding="0.0382in" fo:border-left="1pt solid #000000" fo:border-right="1pt solid #000000" fo:border-top="none" fo:border-bottom="none"/>
    </style:style>
    <style:style style:name="Table4.A4" style:family="table-cell">
      <style:table-cell-properties fo:padding="0.0382in" fo:border-left="1pt solid #000000" fo:border-right="1pt solid #000000" fo:border-top="none" fo:border-bottom="none"/>
    </style:style>
    <style:style style:name="Table4.A5" style:family="table-cell">
      <style:table-cell-properties fo:padding="0.0382in" fo:border-left="1pt solid #000000" fo:border-right="1pt solid #000000" fo:border-top="none" fo:border-bottom="none"/>
    </style:style>
    <style:style style:name="Table4.A6" style:family="table-cell">
      <style:table-cell-properties fo:padding="0.0382in" fo:border-left="1pt solid #000000" fo:border-right="1pt solid #000000" fo:border-top="none" fo:border-bottom="none"/>
    </style:style>
    <style:style style:name="Table4.A7" style:family="table-cell">
      <style:table-cell-properties fo:padding="0.0382in" fo:border-left="1pt solid #000000" fo:border-right="none" fo:border-top="none" fo:border-bottom="1pt solid #000000"/>
    </style:style>
    <style:style style:name="Table4.B7" style:family="table-cell">
      <style:table-cell-properties style:vertical-align="" fo:padding="0.0382in" fo:border-left="none" fo:border-right="1pt solid #000000" fo:border-top="none" fo:border-bottom="1pt solid #000000"/>
    </style:style>
    <style:style style:name="Table12" style:family="table">
      <style:table-properties style:width="4.4222in" table:align="margins" style:writing-mode="lr-tb"/>
    </style:style>
    <style:style style:name="Table12.A" style:family="table-column">
      <style:table-column-properties style:column-width="1.4743in" style:rel-column-width="21845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2.3" style:family="table-row">
      <style:table-row-properties style:min-row-height="0.0007in"/>
    </style:style>
    <style:style style:name="Table12.B3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1" style:family="table">
      <style:table-properties style:width="3.0951in" table:align="margins" style:writing-mode="lr-tb"/>
    </style:style>
    <style:style style:name="Table11.A" style:family="table-column">
      <style:table-column-properties style:column-width="1.5472in" style:rel-column-width="32767*"/>
    </style:style>
    <style:style style:name="Table11.B" style:family="table-column">
      <style:table-column-properties style:column-width="1.5479in" style:rel-column-width="32768*"/>
    </style:style>
    <style:style style:name="Table11.A1" style:family="table-cell">
      <style:table-cell-properties style:vertical-align="middle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3" style:family="table" style:master-page-name="Standard">
      <style:table-properties style:width="6.75in" fo:margin-left="0in" fo:margin-top="0in" fo:margin-bottom="0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4.2938in"/>
    </style:style>
    <style:style style:name="Table3.B" style:family="table-column">
      <style:table-column-properties style:column-width="2.4563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padding="0.0201in" fo:border="none" style:writing-mode="lr-tb"/>
    </style:style>
    <style:style style:name="Table3.B1" style:family="table-cell">
      <style:table-cell-properties style:vertical-align="" fo:padding="0.0201in" fo:border="none" style:writing-mode="lr-tb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5" style:family="table" style:master-page-name="Standard">
      <style:table-properties style:width="3.8146in" fo:margin-left="0in" style:page-number="auto" table:align="left" style:writing-mode="lr-tb"/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7479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0042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A2" style:family="table-cell">
      <style:table-cell-properties style:vertical-align="middle" fo:padding="0.0382in" fo:border="none"/>
    </style:style>
    <style:style style:name="Table5.3" style:family="table-row">
      <style:table-row-properties style:min-row-height="0.4in"/>
    </style:style>
    <style:style style:name="Table7" style:family="table" style:master-page-name="Standard">
      <style:table-properties style:width="3.8146in" fo:margin-left="0in" style:page-number="auto" table:align="left" style:writing-mode="lr-tb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1.747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1.0042in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0007in"/>
    </style:style>
    <style:style style:name="Table7.A2" style:family="table-cell">
      <style:table-cell-properties style:vertical-align="middle" fo:padding="0.0382in" fo:border="none"/>
    </style:style>
    <style:style style:name="Table7.3" style:family="table-row">
      <style:table-row-properties style:min-row-height="0.4in"/>
    </style:style>
    <style:style style:name="Table6" style:family="table">
      <style:table-properties style:width="3.6299in" table:align="left" style:writing-mode="lr-tb"/>
    </style:style>
    <style:style style:name="Table6.A" style:family="table-column">
      <style:table-column-properties style:column-width="3.629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bottom" fo:padding="0.0382in" fo:border="none"/>
    </style:style>
    <style:style style:name="Table6.2" style:family="table-row">
      <style:table-row-properties style:row-height="0.4in"/>
    </style:style>
    <style:style style:name="Table6.A2" style:family="table-cell">
      <style:table-cell-properties style:vertical-align="bottom" fo:padding="0.0382in" fo:border-left="none" fo:border-right="none" fo:border-top="0.5pt solid #000000" fo:border-bottom="none"/>
    </style:style>
    <style:style style:name="Table6.A3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Table12" style:family="table">
      <style:table-properties style:width="4.4222in" table:align="margins" style:writing-mode="lr-tb"/>
    </style:style>
    <style:style style:name="Table12.A" style:family="table-column">
      <style:table-column-properties style:column-width="1.4743in" style:rel-column-width="21845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2.3" style:family="table-row">
      <style:table-row-properties style:min-row-height="0.0007in"/>
    </style:style>
    <style:style style:name="Table12.B3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1" style:family="table">
      <style:table-properties style:width="3.0951in" table:align="margins" style:writing-mode="lr-tb"/>
    </style:style>
    <style:style style:name="Table11.A" style:family="table-column">
      <style:table-column-properties style:column-width="1.5472in" style:rel-column-width="32767*"/>
    </style:style>
    <style:style style:name="Table11.B" style:family="table-column">
      <style:table-column-properties style:column-width="1.5479in" style:rel-column-width="32768*"/>
    </style:style>
    <style:style style:name="Table11.A1" style:family="table-cell">
      <style:table-cell-properties style:vertical-align="middle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3" style:family="table" style:master-page-name="Standard">
      <style:table-properties style:width="6.75in" fo:margin-left="0in" fo:margin-top="0in" fo:margin-bottom="0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4.2938in"/>
    </style:style>
    <style:style style:name="Table3.B" style:family="table-column">
      <style:table-column-properties style:column-width="2.4563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padding="0.0201in" fo:border="none" style:writing-mode="lr-tb"/>
    </style:style>
    <style:style style:name="Table3.B1" style:family="table-cell">
      <style:table-cell-properties style:vertical-align="" fo:padding="0.0201in" fo:border="none" style:writing-mode="lr-tb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5" style:family="table" style:master-page-name="Standard">
      <style:table-properties style:width="3.8146in" fo:margin-left="0in" style:page-number="auto" table:align="left" style:writing-mode="lr-tb"/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7479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0042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A2" style:family="table-cell">
      <style:table-cell-properties style:vertical-align="middle" fo:padding="0.0382in" fo:border="none"/>
    </style:style>
    <style:style style:name="Table5.3" style:family="table-row">
      <style:table-row-properties style:min-row-height="0.4in"/>
    </style:style>
    <style:style style:name="Table7" style:family="table" style:master-page-name="Standard">
      <style:table-properties style:width="3.8146in" fo:margin-left="0in" style:page-number="auto" table:align="left" style:writing-mode="lr-tb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1.747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1.0042in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0007in"/>
    </style:style>
    <style:style style:name="Table7.A2" style:family="table-cell">
      <style:table-cell-properties style:vertical-align="middle" fo:padding="0.0382in" fo:border="none"/>
    </style:style>
    <style:style style:name="Table7.3" style:family="table-row">
      <style:table-row-properties style:min-row-height="0.4in"/>
    </style:style>
    <style:style style:name="Table6" style:family="table">
      <style:table-properties style:width="3.6299in" table:align="left" style:writing-mode="lr-tb"/>
    </style:style>
    <style:style style:name="Table6.A" style:family="table-column">
      <style:table-column-properties style:column-width="3.629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bottom" fo:padding="0.0382in" fo:border="none"/>
    </style:style>
    <style:style style:name="Table6.2" style:family="table-row">
      <style:table-row-properties style:row-height="0.4in"/>
    </style:style>
    <style:style style:name="Table6.A2" style:family="table-cell">
      <style:table-cell-properties style:vertical-align="bottom" fo:padding="0.0382in" fo:border-left="none" fo:border-right="none" fo:border-top="0.5pt solid #000000" fo:border-bottom="none"/>
    </style:style>
    <style:style style:name="Table6.A3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style style:name="P2" style:family="paragraph" style:parent-style-name="Standard">
      <style:text-properties style:font-name="Arial" fo:font-size="14pt" style:font-size-asian="14pt"/>
    </style:style>
    <style:style style:name="P3" style:family="paragraph" style:parent-style-name="Standard">
      <style:text-properties style:font-name="Arial" fo:font-size="14pt" officeooo:paragraph-rsid="003ee0f8" style:font-size-asian="14pt"/>
    </style:style>
    <style:style style:name="P4" style:family="paragraph" style:parent-style-name="Standard">
      <style:text-properties style:font-name="Arial" fo:font-size="14pt" officeooo:paragraph-rsid="012be5fe" style:font-size-asian="14pt"/>
    </style:style>
    <style:style style:name="P5" style:family="paragraph" style:parent-style-name="Standard">
      <style:text-properties style:font-name="Arial" fo:font-size="14pt" officeooo:paragraph-rsid="014d5b4c" style:font-size-asian="14pt"/>
    </style:style>
    <style:style style:name="P6" style:family="paragraph" style:parent-style-name="Standard">
      <style:text-properties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/>
    </style:style>
    <style:style style:name="P7" style:family="paragraph" style:parent-style-name="Standard">
      <style:text-properties style:font-name="Arial" fo:font-size="8pt" fo:font-style="italic" style:text-underline-style="solid" style:text-underline-width="auto" style:text-underline-color="font-color" fo:font-weight="bold" officeooo:paragraph-rsid="014d5b4c" style:font-size-asian="8pt" style:font-style-asian="italic" style:font-weight-asian="bold"/>
    </style:style>
    <style:style style:name="P8" style:family="paragraph" style:parent-style-name="Standard">
      <style:text-properties style:font-name="Arial" fo:font-size="8pt" fo:font-style="italic" style:text-underline-style="solid" style:text-underline-width="auto" style:text-underline-color="font-color" officeooo:paragraph-rsid="003ee0f8" style:font-size-asian="8pt" style:font-style-asian="italic"/>
    </style:style>
    <style:style style:name="P9" style:family="paragraph" style:parent-style-name="Standard">
      <style:text-properties style:font-name="Arial" fo:font-size="8pt" fo:font-style="italic" style:text-underline-style="solid" style:text-underline-width="auto" style:text-underline-color="font-color" officeooo:paragraph-rsid="014d5b4c" style:font-size-asian="8pt" style:font-style-asian="italic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paragraph-rsid="00e0c646" style:font-size-asian="8pt" style:font-size-complex="8pt"/>
    </style:style>
    <style:style style:name="P11" style:family="paragraph" style:parent-style-name="Standard">
      <style:text-properties style:font-name="Arial" fo:font-size="7pt" fo:font-style="italic" style:font-size-asian="7pt" style:font-style-asian="italic" style:text-scale="105%"/>
    </style:style>
    <style:style style:name="P12" style:family="paragraph" style:parent-style-name="Standard">
      <style:text-properties style:font-name="Arial" fo:font-size="7pt" fo:font-style="italic" officeooo:paragraph-rsid="012be5fe" style:font-size-asian="7pt" style:font-style-asian="italic" style:text-scale="105%"/>
    </style:style>
    <style:style style:name="P13" style:family="paragraph" style:parent-style-name="Standard">
      <style:text-properties style:font-name="Arial" fo:font-size="7pt" fo:font-style="italic" officeooo:paragraph-rsid="014d5b4c" style:font-size-asian="7pt" style:font-style-asian="italic" style:text-scale="105%"/>
    </style:style>
    <style:style style:name="P14" style:family="paragraph" style:parent-style-name="Standard">
      <style:text-properties style:font-name="Arial" fo:font-size="7pt" officeooo:paragraph-rsid="014d5b4c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16" style:family="paragraph" style:parent-style-name="Standard">
      <style:paragraph-properties fo:orphans="0" fo:widows="0"/>
      <style:text-properties style:font-name="Arial" fo:font-size="12pt" style:font-size-asian="10.5pt" style:font-size-complex="12pt"/>
    </style:style>
    <style:style style:name="P17" style:family="paragraph" style:parent-style-name="Standard">
      <style:text-properties style:font-name="Arial" fo:font-size="3pt" officeooo:paragraph-rsid="00a89a83" style:font-size-asian="2.59999990463257pt" style:font-size-complex="3pt"/>
    </style:style>
    <style:style style:name="P18" style:family="paragraph" style:parent-style-name="Standard">
      <style:paragraph-properties fo:text-align="start" style:justify-single-word="false"/>
      <style:text-properties officeooo:paragraph-rsid="00d1492b"/>
    </style:style>
    <style:style style:name="P19" style:family="paragraph" style:parent-style-name="Standard">
      <style:paragraph-properties fo:text-align="start" style:justify-single-word="false"/>
      <style:text-properties officeooo:paragraph-rsid="00d77f42"/>
    </style:style>
    <style:style style:name="P20" style:family="paragraph" style:parent-style-name="Standard">
      <style:paragraph-properties fo:text-align="start" style:justify-single-word="false"/>
      <style:text-properties officeooo:paragraph-rsid="00d7d530"/>
    </style:style>
    <style:style style:name="P21" style:family="paragraph" style:parent-style-name="Standard">
      <style:paragraph-properties fo:text-align="start" style:justify-single-word="false"/>
      <style:text-properties officeooo:paragraph-rsid="00d9b963"/>
    </style:style>
    <style:style style:name="P22" style:family="paragraph" style:parent-style-name="Standard">
      <style:paragraph-properties fo:text-align="start" style:justify-single-word="false"/>
      <style:text-properties officeooo:paragraph-rsid="00e0576b"/>
    </style:style>
    <style:style style:name="P23" style:family="paragraph" style:parent-style-name="Standard">
      <style:paragraph-properties fo:text-align="start" style:justify-single-word="false"/>
      <style:text-properties officeooo:paragraph-rsid="00e0c646"/>
    </style:style>
    <style:style style:name="P24" style:family="paragraph" style:parent-style-name="Standard">
      <style:paragraph-properties fo:text-align="start" style:justify-single-word="false"/>
      <style:text-properties officeooo:paragraph-rsid="00e32925"/>
    </style:style>
    <style:style style:name="P25" style:family="paragraph" style:parent-style-name="Standard">
      <style:text-properties officeooo:paragraph-rsid="0065a9a0"/>
    </style:style>
    <style:style style:name="P26" style:family="paragraph" style:parent-style-name="Standard">
      <style:text-properties officeooo:paragraph-rsid="0138537a"/>
    </style:style>
    <style:style style:name="P27" style:family="paragraph" style:parent-style-name="Standard">
      <style:text-properties fo:font-size="12pt" officeooo:paragraph-rsid="012df653" style:font-size-asian="12pt" style:font-size-complex="12pt"/>
    </style:style>
    <style:style style:name="P28" style:family="paragraph" style:parent-style-name="Standard">
      <style:text-properties fo:font-size="12pt" officeooo:paragraph-rsid="014d5b4c" style:font-size-asian="12pt" style:font-size-complex="12pt"/>
    </style:style>
    <style:style style:name="P29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2be5fe" style:font-name-asian="OpenSymbol" style:font-size-asian="12pt" style:font-name-complex="OpenSymbol" style:font-size-complex="12pt"/>
    </style:style>
    <style:style style:name="P30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2d8cf0" style:font-name-asian="OpenSymbol" style:font-size-asian="12pt" style:font-name-complex="OpenSymbol" style:font-size-complex="12pt"/>
    </style:style>
    <style:style style:name="P31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4d5b4c" style:font-name-asian="OpenSymbol" style:font-size-asian="12pt" style:font-name-complex="OpenSymbol" style:font-size-complex="12pt"/>
    </style:style>
    <style:style style:name="P32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paragraph-rsid="01330f39" style:font-size-asian="7pt" style:font-size-complex="7pt"/>
    </style:style>
    <style:style style:name="P33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paragraph-rsid="014d5b4c" style:font-size-asian="7pt" style:font-size-complex="7pt"/>
    </style:style>
    <style:style style:name="P34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36c9cb" style:font-name-asian="OpenSymbol" style:font-size-asian="7pt" style:font-name-complex="OpenSymbol" style:font-size-complex="7pt"/>
    </style:style>
    <style:style style:name="P35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38537a" style:font-name-asian="OpenSymbol" style:font-size-asian="7pt" style:font-name-complex="OpenSymbol" style:font-size-complex="7pt"/>
    </style:style>
    <style:style style:name="P36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4d5b4c" style:font-name-asian="OpenSymbol" style:font-size-asian="7pt" style:font-name-complex="OpenSymbol" style:font-size-complex="7pt"/>
    </style:style>
    <style:style style:name="P37" style:family="paragraph" style:parent-style-name="Standard">
      <style:text-properties fo:font-size="10pt" officeooo:paragraph-rsid="012df653" style:font-size-asian="10pt" style:font-size-complex="10pt"/>
    </style:style>
    <style:style style:name="P38" style:family="paragraph" style:parent-style-name="Standard">
      <style:text-properties officeooo:paragraph-rsid="0048b20f"/>
    </style:style>
    <style:style style:name="P39" style:family="paragraph" style:parent-style-name="Standard">
      <style:text-properties officeooo:paragraph-rsid="014d5b4c"/>
    </style:style>
    <style:style style:name="P40" style:family="paragraph" style:parent-style-name="Standard">
      <style:text-properties fo:font-size="3pt" officeooo:paragraph-rsid="014d5b4c" style:font-size-asian="2.59999990463257pt" style:font-size-complex="3pt"/>
    </style:style>
    <style:style style:name="P41" style:family="paragraph" style:parent-style-name="Table_20_Paragraph">
      <style:paragraph-properties fo:margin-left="0in" fo:margin-right="0in" fo:margin-top="0.0043in" fo:margin-bottom="0in" style:contextual-spacing="false" fo:orphans="0" fo:widows="0" fo:text-indent="0in" style:auto-text-indent="false" style:writing-mode="lr-tb">
        <style:tab-stops/>
      </style:paragraph-properties>
      <style:text-properties style:font-name="Arial" fo:font-size="7pt" style:font-size-asian="7pt"/>
    </style:style>
    <style:style style:name="P42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paragraph-rsid="00d1492b" style:font-size-asian="8pt" style:font-size-complex="8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paragraph-rsid="00e32925" style:font-size-asian="8pt" style:font-size-complex="8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rsid="00caf1bb" officeooo:paragraph-rsid="00d1492b" style:font-size-asian="8pt" style:font-size-complex="8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normal" officeooo:rsid="00d1492b" officeooo:paragraph-rsid="00d1492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d1492b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caf1b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e32925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letter-spacing="-0.0035in" fo:font-style="italic" officeooo:rsid="00329ef3" officeooo:paragraph-rsid="006a4c42" style:font-name-asian="NSimSun" style:font-size-asian="8pt" style:font-style-asian="italic" style:font-name-complex="Lucida Sans" style:font-size-complex="8pt" style:font-style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d81ab" style:font-size-asian="7.5pt" style:font-size-complex="7.5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d88c6" style:font-size-asian="7.5pt" style:font-size-complex="7.5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1367c4" style:font-size-asian="7.5pt" style:font-size-complex="7.5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26f25e" style:font-size-asian="7.5pt" style:font-size-complex="7.5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2be5fe" style:font-size-asian="7.5pt" style:font-size-complex="7.5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3b01f4" style:font-size-asian="7.5pt" style:font-size-complex="7.5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4d5b4c" style:font-size-asian="7.5pt" style:font-size-complex="7.5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5963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cbb26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d88c6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6f25e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b1002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be5fe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3b01f4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4d5b4c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736ddf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7662b4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89497a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8dbfb1"/>
    </style:style>
    <style:style style:name="P70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71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/>
      <style:text-properties style:font-name="Arial" fo:font-size="8pt" fo:font-weight="bold" officeooo:paragraph-rsid="0027cfe5" style:font-size-asian="8pt" style:font-weight-asian="bold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paragraph-rsid="012be5fe" style:font-size-asian="7pt" style:font-style-asian="italic" style:text-scale="105%"/>
    </style:style>
    <style:style style:name="P7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paragraph-rsid="014d5b4c" style:font-size-asian="7pt" style:font-style-asian="italic" style:text-scale="105%"/>
    </style:style>
    <style:style style:name="P7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2be5fe" style:font-size-asian="7pt" style:font-style-asian="italic" style:font-size-complex="8pt" style:text-scale="105%"/>
    </style:style>
    <style:style style:name="P7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d5b4c" style:font-size-asian="7pt" style:font-style-asian="italic" style:font-size-complex="8pt" style:text-scale="105%"/>
    </style:style>
    <style:style style:name="P7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italic" officeooo:paragraph-rsid="0027cfe5" style:font-size-asian="7.5pt" style:font-style-asian="italic" style:font-size-complex="7.5pt"/>
    </style:style>
    <style:style style:name="P7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14pt" officeooo:rsid="00300bc2" officeooo:paragraph-rsid="012be5fe" style:font-size-asian="14pt" style:font-size-complex="8pt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14pt" officeooo:paragraph-rsid="012be5fe" style:font-size-asian="14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2%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8pt" fo:font-style="normal" style:text-underline-style="none" fo:font-weight="normal" officeooo:rsid="00ea2bc0" officeooo:paragraph-rsid="00eb25e7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officeooo:paragraph-rsid="0027cfe5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34e64c" style:font-name-asian="OpenSymbol" style:font-size-asian="7pt" style:font-name-complex="OpenSymbol" style:font-size-complex="7pt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4d5b4c" style:font-name-asian="OpenSymbol" style:font-size-asian="7pt" style:font-name-complex="OpenSymbol" style:font-size-complex="7p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4d5b4c" style:font-size-asian="7pt" style:font-size-complex="7p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e5227" style:font-size-asian="7pt" style:font-style-asian="italic" style:font-size-complex="7pt" style:text-scale="105%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d5b4c" style:font-size-asian="7pt" style:font-style-asian="italic" style:font-size-complex="7pt" style:font-style-complex="italic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26f25e" style:font-name-asian="OpenSymbol" style:font-size-asian="12pt" style:font-name-complex="OpenSymbol" style:font-size-complex="12pt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2be5fe" style:font-name-asian="OpenSymbol" style:font-size-asian="12pt" style:font-name-complex="OpenSymbol" style:font-size-complex="12pt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4d5b4c" style:font-name-asian="OpenSymbol" style:font-size-asian="12pt" style:font-name-complex="OpenSymbol" style:font-size-complex="12pt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330f39" style:font-name-asian="OpenSymbol" style:font-size-asian="7pt" style:font-name-complex="OpenSymbol" style:font-size-complex="7pt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36c9cb" style:font-name-asian="OpenSymbol" style:font-size-asian="7pt" style:font-name-complex="OpenSymbol" style:font-size-complex="7pt"/>
    </style:style>
    <style:style style:name="P9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4d5b4c" style:font-name-asian="OpenSymbol" style:font-size-asian="7pt" style:font-name-complex="OpenSymbol" style:font-size-complex="7pt"/>
    </style:style>
    <style:style style:name="P92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fo:font-weight="normal" officeooo:paragraph-rsid="0027cfe5" style:font-size-asian="7.5pt" style:font-style-asian="normal" style:font-weight-asian="normal" style:font-size-complex="7.5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paragraph-rsid="0027cfe5" style:font-size-asian="7.5pt" style:font-style-asian="normal" style:font-size-complex="7.5pt" style:font-style-complex="normal"/>
    </style:style>
    <style:style style:name="P94" style:family="paragraph" style:parent-style-name="Standard">
      <style:paragraph-properties fo:margin-left="0in" fo:margin-right="0in" fo:margin-top="0.0008in" fo:margin-bottom="0.0972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officeooo:paragraph-rsid="0027cfe5" style:font-size-asian="7.5pt" style:font-size-complex="7.5pt"/>
    </style:style>
    <style:style style:name="P95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2pt" fo:font-style="italic" officeooo:paragraph-rsid="0027cfe5" style:font-size-asian="1.75pt" style:font-style-asian="italic" style:font-size-complex="2pt"/>
    </style:style>
    <style:style style:name="P96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13pt" officeooo:paragraph-rsid="0027cfe5" style:font-size-asian="11.3500003814697pt" style:font-size-complex="13pt"/>
    </style:style>
    <style:style style:name="P97" style:family="paragraph" style:parent-style-name="Heading_20_1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officeooo:paragraph-rsid="010cbb2a" style:font-size-asian="7.5pt" style:font-size-complex="7.5pt"/>
    </style:style>
    <style:style style:name="P98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cbb26" style:font-size-asian="7.5pt" style:font-size-complex="7.5pt"/>
    </style:style>
    <style:style style:name="P99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1367c4" style:font-size-asian="7.5pt" style:font-size-complex="7.5pt"/>
    </style:style>
    <style:style style:name="P100" style:family="paragraph" style:parent-style-name="Table_20_Paragraph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101" style:family="paragraph" style:parent-style-name="Table_20_Paragraph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officeooo:paragraph-rsid="010cbb2a" style:font-size-asian="7.5pt" style:font-size-complex="7.5pt"/>
    </style:style>
    <style:style style:name="P102" style:family="paragraph" style:parent-style-name="Table_20_Paragraph">
      <style:paragraph-properties fo:margin-left="0in" fo:margin-right="0in" fo:margin-top="0.0398in" fo:margin-bottom="0.0398in" style:contextual-spacing="false" fo:line-height="0.1063in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103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rsid="00d77f42" officeooo:paragraph-rsid="00fd88c6" style:font-size-asian="7.5pt" style:font-size-complex="7.5pt"/>
    </style:style>
    <style:style style:name="P104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05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d88c6" style:font-size-asian="7.5pt" style:font-style-asian="italic" style:font-size-complex="7.5pt"/>
    </style:style>
    <style:style style:name="P106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208f9e" style:font-size-asian="7.5pt" style:font-style-asian="italic" style:font-size-complex="7.5pt"/>
    </style:style>
    <style:style style:name="P107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cbb26" style:font-size-asian="7.5pt" style:font-style-asian="italic" style:font-size-complex="7.5pt"/>
    </style:style>
    <style:style style:name="P108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2294af" style:font-size-asian="7.5pt" style:font-style-asian="italic" style:font-size-complex="7.5pt"/>
    </style:style>
    <style:style style:name="P109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5be4d9" style:font-size-asian="7.5pt" style:font-style-asian="italic" style:font-size-complex="7.5pt"/>
    </style:style>
    <style:style style:name="P110" style:family="paragraph" style:parent-style-name="Table_20_Paragraph">
      <style:paragraph-properties fo:margin-left="0in" fo:margin-right="0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11" style:family="paragraph" style:parent-style-name="Table_20_Paragraph">
      <style:paragraph-properties fo:margin-left="0in" fo:margin-right="0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12" style:family="paragraph" style:parent-style-name="Table_20_Paragraph">
      <style:paragraph-properties fo:margin-left="0in" fo:margin-right="0in" fo:margin-top="0.0398in" fo:margin-bottom="0.0398in" style:contextual-spacing="false" fo:line-height="0.1063in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13" style:family="paragraph" style:parent-style-name="Standard">
      <style:paragraph-properties fo:margin-left="0in" fo:margin-right="0in" fo:margin-top="0.0717in" fo:margin-bottom="0in" style:contextual-spacing="false" fo:line-height="112%" fo:text-indent="0in" style:auto-text-indent="false" style:writing-mode="lr-tb">
        <style:tab-stops>
          <style:tab-stop style:position="1.852in"/>
          <style:tab-stop style:position="2.7193in"/>
          <style:tab-stop style:position="3.9327in"/>
        </style:tab-stops>
      </style:paragraph-properties>
      <style:text-properties style:font-name="Arial" fo:font-size="7pt" fo:font-style="italic" officeooo:paragraph-rsid="0048b20f" style:font-size-asian="7pt" style:font-style-asian="italic" style:font-size-complex="7.5pt" style:text-scale="105%"/>
    </style:style>
    <style:style style:name="P114" style:family="paragraph" style:parent-style-name="Standard">
      <style:paragraph-properties fo:margin-left="0in" fo:margin-right="0in" fo:margin-top="0.0717in" fo:margin-bottom="0in" style:contextual-spacing="false" fo:line-height="112%" fo:text-indent="0in" style:auto-text-indent="false" style:writing-mode="lr-tb">
        <style:tab-stops>
          <style:tab-stop style:position="1.852in"/>
          <style:tab-stop style:position="2.7193in"/>
          <style:tab-stop style:position="3.9327in"/>
        </style:tab-stops>
      </style:paragraph-properties>
      <style:text-properties style:font-name="Arial" fo:font-size="7pt" fo:font-style="italic" officeooo:paragraph-rsid="00679010" style:font-size-asian="7pt" style:font-style-asian="italic" style:font-size-complex="7.5pt" style:text-scale="105%"/>
    </style:style>
    <style:style style:name="P115" style:family="paragraph" style:parent-style-name="Table_20_Paragraph">
      <style:paragraph-properties fo:margin-left="0.1543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6" style:family="paragraph" style:parent-style-name="Table_20_Paragraph">
      <style:paragraph-properties fo:margin-left="0.1543in" fo:margin-right="0.1327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7" style:family="paragraph" style:parent-style-name="Table_20_Paragraph">
      <style:paragraph-properties fo:margin-left="0.1543in" fo:margin-right="0.1327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8" style:family="paragraph" style:parent-style-name="Table_20_Paragraph">
      <style:paragraph-properties fo:margin-left="0.1543in" fo:margin-right="0.1319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9" style:family="paragraph" style:parent-style-name="Table_20_Paragraph">
      <style:paragraph-properties fo:margin-left="0.1543in" fo:margin-right="0.131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0" style:family="paragraph" style:parent-style-name="Table_20_Paragraph">
      <style:paragraph-properties fo:margin-left="0.1945in" fo:margin-right="0in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1" style:family="paragraph" style:parent-style-name="Table_20_Paragraph">
      <style:paragraph-properties fo:margin-left="0.1543in" fo:margin-right="0.1335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2" style:family="paragraph" style:parent-style-name="Table_20_Paragraph">
      <style:paragraph-properties fo:margin-left="0.1543in" fo:margin-right="0.1307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3" style:family="paragraph" style:parent-style-name="Table_20_Paragraph">
      <style:paragraph-properties fo:margin-left="0.1543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4" style:family="paragraph" style:parent-style-name="Table_20_Paragraph">
      <style:paragraph-properties fo:margin-left="0.1535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5" style:family="paragraph" style:parent-style-name="Table_20_Paragraph">
      <style:paragraph-properties fo:margin-left="0.1528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6" style:family="paragraph" style:parent-style-name="Table_20_Paragraph">
      <style:paragraph-properties fo:margin-left="0.1535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7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8" style:family="paragraph" style:parent-style-name="Heading_20_1">
      <style:paragraph-properties fo:margin-left="1.6311in" fo:margin-right="1.6154in" fo:margin-top="0.0646in" fo:margin-bottom="0.0835in" style:contextual-spacing="false" fo:text-align="center" style:justify-single-word="false" fo:text-indent="0in" style:auto-text-indent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margin-left="1.6311in" fo:margin-right="1.6193in" fo:margin-top="0.0228in" fo:margin-bottom="0in" style:contextual-spacing="false" fo:text-align="center" style:justify-single-word="false" fo:text-indent="0in" style:auto-text-indent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margin-left="0.2917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italic" officeooo:paragraph-rsid="0027cfe5" style:font-size-asian="7.5pt" style:font-style-asian="italic" style:font-size-complex="7.5pt"/>
    </style:style>
    <style:style style:name="P131" style:family="paragraph" style:parent-style-name="Standard">
      <style:paragraph-properties fo:margin-left="0.2917in" fo:margin-right="0in" fo:margin-top="0.0008in" fo:margin-bottom="0.0972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11pt" fo:font-style="italic" officeooo:paragraph-rsid="0027cfe5" style:font-size-asian="9.60000038146973pt" style:font-style-asian="italic" style:font-size-complex="11pt"/>
    </style:style>
    <style:style style:name="P132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d1492b" style:font-size-asian="8pt" style:font-size-complex="8pt"/>
    </style:style>
    <style:style style:name="P133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caf1bb" style:font-size-asian="8pt" style:font-size-complex="8pt"/>
    </style:style>
    <style:style style:name="P134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fo:font-style="italic" officeooo:paragraph-rsid="00d1492b" style:font-size-asian="8pt" style:font-style-asian="italic" style:font-size-complex="8pt"/>
    </style:style>
    <style:style style:name="P135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cbb26" style:font-size-asian="7.5pt" style:font-style-asian="italic" style:font-size-complex="7.5pt"/>
    </style:style>
    <style:style style:name="P136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37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95fc31" style:font-size-asian="7.5pt" style:font-style-asian="italic" style:font-size-complex="7.5pt"/>
    </style:style>
    <style:style style:name="P138" style:family="paragraph" style:parent-style-name="Table_20_Paragraph">
      <style:paragraph-properties fo:margin-left="0in" fo:margin-right="0.0339in" fo:margin-top="0.0398in" fo:margin-bottom="0.0398in" style:contextual-spacing="false" fo:line-height="0.1063in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39" style:family="paragraph" style:parent-style-name="Table_20_Paragraph">
      <style:paragraph-properties fo:margin-left="0in" fo:margin-right="0.0339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officeooo:rsid="0019a3ba" officeooo:paragraph-rsid="00a89a83" style:font-size-asian="10pt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Arial" fo:font-size="7.5pt" style:font-size-asian="7.5pt" style:font-size-complex="7.5pt"/>
    </style:style>
    <style:style style:name="P144" style:family="paragraph" style:parent-style-name="Table_20_Contents">
      <style:paragraph-properties fo:text-align="start" style:justify-single-word="false"/>
      <style:text-properties style:font-name="Arial" fo:font-size="7pt" officeooo:rsid="00300bc2" officeooo:paragraph-rsid="0134e64c" style:font-name-asian="OpenSymbol" style:font-size-asian="7pt" style:font-name-complex="OpenSymbol" style:font-size-complex="7pt"/>
    </style:style>
    <style:style style:name="P145" style:family="paragraph" style:parent-style-name="Table_20_Contents">
      <style:paragraph-properties fo:text-align="start" style:justify-single-word="false"/>
      <style:text-properties style:font-name="Arial" fo:font-size="7pt" officeooo:rsid="00300bc2" officeooo:paragraph-rsid="014d5b4c" style:font-name-asian="OpenSymbol" style:font-size-asian="7pt" style:font-name-complex="OpenSymbol" style:font-size-complex="7pt"/>
    </style:style>
    <style:style style:name="P146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47" style:family="paragraph" style:parent-style-name="Table_20_Contents">
      <style:paragraph-properties fo:text-align="start" style:justify-single-word="false"/>
      <style:text-properties fo:font-size="6pt" officeooo:paragraph-rsid="011367c4" style:font-size-asian="6pt" style:font-size-complex="6pt"/>
    </style:style>
    <style:style style:name="P148" style:family="paragraph" style:parent-style-name="Table_20_Contents">
      <style:paragraph-properties fo:text-align="start" style:justify-single-word="false"/>
      <style:text-properties style:font-name="OpenSymbol" fo:font-size="12pt" officeooo:rsid="00300bc2" officeooo:paragraph-rsid="0126f25e" style:font-name-asian="OpenSymbol" style:font-size-asian="12pt" style:font-name-complex="OpenSymbol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OpenSymbol" fo:font-size="12pt" officeooo:rsid="00300bc2" officeooo:paragraph-rsid="014d5b4c" style:font-name-asian="OpenSymbol" style:font-size-asian="12pt" style:font-name-complex="OpenSymbol" style:font-size-complex="12pt"/>
    </style:style>
    <style:style style:name="P15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4c6f6" style:font-name-asian="OpenSymbol" style:font-size-asian="12pt" style:font-name-complex="OpenSymbol" style:font-size-complex="12pt"/>
    </style:style>
    <style:style style:name="P15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0c646" style:font-name-asian="OpenSymbol" style:font-size-asian="12pt" style:font-name-complex="OpenSymbol" style:font-size-complex="12pt"/>
    </style:style>
    <style:style style:name="P15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32925" style:font-name-asian="OpenSymbol" style:font-size-asian="12pt" style:font-name-complex="OpenSymbol" style:font-size-complex="12pt"/>
    </style:style>
    <style:style style:name="P15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4c6f6" style:font-name-asian="OpenSymbol" style:font-size-asian="12pt" style:font-name-complex="OpenSymbol" style:font-size-complex="12pt"/>
    </style:style>
    <style:style style:name="P15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0c646" style:font-name-asian="OpenSymbol" style:font-size-asian="12pt" style:font-name-complex="OpenSymbol" style:font-size-complex="12pt"/>
    </style:style>
    <style:style style:name="P15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32925" style:font-name-asian="OpenSymbol" style:font-size-asian="12pt" style:font-name-complex="OpenSymbol" style:font-size-complex="12pt"/>
    </style:style>
    <style:style style:name="P15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dfbdb0" style:font-name-asian="NSimSun" style:font-size-asian="10pt" style:font-name-complex="Lucida Sans" style:font-size-complex="10pt"/>
    </style:style>
    <style:style style:name="P15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0576b" style:font-name-asian="NSimSun" style:font-size-asian="10pt" style:font-name-complex="Lucida Sans" style:font-size-complex="10pt"/>
    </style:style>
    <style:style style:name="P15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0c646" style:font-name-asian="NSimSun" style:font-size-asian="10pt" style:font-name-complex="Lucida Sans" style:font-size-complex="10pt"/>
    </style:style>
    <style:style style:name="P15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32925" style:font-name-asian="NSimSun" style:font-size-asian="10pt" style:font-name-complex="Lucida Sans" style:font-size-complex="10pt"/>
    </style:style>
    <style:style style:name="P160" style:family="paragraph" style:parent-style-name="Standard">
      <style:paragraph-properties fo:margin-left="5.148in" fo:margin-right="0in" fo:text-align="end" style:justify-single-word="false" fo:text-indent="0in" style:auto-text-indent="false" style:writing-mode="lr-tb"/>
      <style:text-properties style:font-name="Arial" fo:font-size="9pt" style:font-size-asian="9pt" style:font-size-complex="9pt"/>
    </style:style>
    <style:style style:name="P161" style:family="paragraph" style:parent-style-name="Text_20_body">
      <style:text-properties style:font-name="Arial" fo:font-size="14pt" style:font-size-asian="14pt"/>
    </style:style>
    <style:style style:name="P16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Arial" fo:font-size="7.5pt" officeooo:paragraph-rsid="0112f53b" style:font-size-asian="7.5pt" style:font-size-complex="7.5pt"/>
    </style:style>
    <style:style style:name="P163" style:family="paragraph" style:parent-style-name="Table_20_Paragraph" style:master-page-name="Standard">
      <style:paragraph-properties fo:margin-left="0in" fo:margin-right="0in" fo:line-height="0.1264in" fo:text-indent="0in" style:auto-text-indent="false" style:page-number="auto" style:writing-mode="lr-tb">
        <style:tab-stops/>
      </style:paragraph-properties>
      <style:text-properties style:font-name="Arial" fo:font-size="8pt" fo:font-weight="bold" officeooo:paragraph-rsid="003bb336" style:font-size-asian="8pt" style:font-weight-asian="bold"/>
    </style:style>
    <style:style style:name="P164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afcde7" style:font-size-asian="10pt" style:font-style-asian="italic" style:font-weight-asian="bold" style:font-size-complex="10pt" style:font-style-complex="italic" style:font-weight-complex="bold"/>
    </style:style>
    <style:style style:name="P165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19d6886" style:font-size-asian="10pt" style:font-style-asian="italic" style:font-weight-asian="bold" style:font-size-complex="10pt" style:font-style-complex="italic" style:font-weight-complex="bold"/>
    </style:style>
    <style:style style:name="P166" style:family="paragraph" style:parent-style-name="Standard" style:master-page-name="Standard">
      <style:paragraph-properties fo:margin-left="0in" fo:margin-right="0in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167" style:family="paragraph" style:parent-style-name="Text_20_body" style:master-page-name="Standard">
      <style:paragraph-properties fo:margin-left="0in" fo:margin-right="0in" fo:margin-top="0in" fo:margin-bottom="0in" style:contextual-spacing="false" fo:text-indent="0in" style:auto-text-indent="false" style:page-number="auto" style:writing-mode="lr-tb"/>
      <style:text-properties officeooo:paragraph-rsid="0094608c"/>
    </style:style>
    <style:style style:name="P168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19ca8d8"/>
    </style:style>
    <style:style style:name="T1" style:family="text">
      <style:text-properties style:font-name="Arial" fo:font-size="7.5pt" style:font-size-asian="7.5pt" style:font-size-complex="7.5pt"/>
    </style:style>
    <style:style style:name="T2" style:family="text">
      <style:text-properties style:font-name="Arial" fo:font-size="7.5pt" officeooo:rsid="0175ecaa" style:font-size-asian="7.5pt" style:font-size-complex="7.5pt"/>
    </style:style>
    <style:style style:name="T3" style:family="text">
      <style:text-properties style:font-name="Arial" fo:font-size="7.5pt" officeooo:rsid="0189497a" style:font-size-asian="7.5pt" style:font-size-complex="7.5pt"/>
    </style:style>
    <style:style style:name="T4" style:family="text">
      <style:text-properties style:font-name="Arial" fo:font-size="7.5pt" officeooo:rsid="018dbfb1" style:font-size-asian="7.5pt" style:font-size-complex="7.5pt"/>
    </style:style>
    <style:style style:name="T5" style:family="text">
      <style:text-properties style:font-name="Arial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T6" style:family="text">
      <style:text-properties style:font-name="Arial" fo:font-size="7.5pt" fo:letter-spacing="0.0075in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T7" style:family="text">
      <style:text-properties style:font-name="Arial" fo:font-size="7.5pt" fo:letter-spacing="0.0228in" style:font-size-asian="7.5pt" style:font-size-complex="7.5pt"/>
    </style:style>
    <style:style style:name="T8" style:family="text">
      <style:text-properties style:font-name="Arial" fo:font-size="8pt" officeooo:rsid="00d77f42" style:font-size-asian="8pt" style:font-size-complex="8pt"/>
    </style:style>
    <style:style style:name="T9" style:family="text">
      <style:text-properties style:font-name="Arial" fo:font-size="8pt" officeooo:rsid="00d7d530" style:font-size-asian="8pt" style:font-size-complex="8pt"/>
    </style:style>
    <style:style style:name="T10" style:family="text">
      <style:text-properties style:font-name="Arial" fo:font-size="8pt" officeooo:rsid="00daabd7" style:font-size-asian="8pt" style:font-size-complex="8pt"/>
    </style:style>
    <style:style style:name="T11" style:family="text">
      <style:text-properties style:font-name="Arial" fo:font-size="8pt" officeooo:rsid="00dcd247" style:font-size-asian="8pt" style:font-size-complex="8pt"/>
    </style:style>
    <style:style style:name="T1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Arial" fo:font-size="6pt" officeooo:rsid="0126f25e" style:font-size-asian="6pt" style:font-size-complex="6pt"/>
    </style:style>
    <style:style style:name="T14" style:family="text">
      <style:text-properties style:font-name="Arial" fo:font-size="6pt" officeooo:rsid="0127b34e" style:font-size-asian="6pt" style:font-size-complex="6pt"/>
    </style:style>
    <style:style style:name="T15" style:family="text">
      <style:text-properties style:font-name="Arial" fo:font-size="6pt" officeooo:rsid="012be5fe" style:font-size-asian="6pt" style:font-size-complex="6pt"/>
    </style:style>
    <style:style style:name="T16" style:family="text">
      <style:text-properties style:font-name="Arial" fo:font-size="6pt" officeooo:rsid="012d8cf0" style:font-size-asian="6pt" style:font-size-complex="6pt"/>
    </style:style>
    <style:style style:name="T17" style:family="text">
      <style:text-properties style:font-name="Arial" fo:font-size="6pt" officeooo:rsid="012f2303" style:font-size-asian="6pt" style:font-size-complex="6pt"/>
    </style:style>
    <style:style style:name="T18" style:family="text">
      <style:text-properties style:font-name="Arial" fo:font-size="6pt" officeooo:rsid="013b01f4" style:font-size-asian="6pt" style:font-size-complex="6pt"/>
    </style:style>
    <style:style style:name="T19" style:family="text">
      <style:text-properties style:font-name="Arial" fo:font-size="6pt" officeooo:rsid="015272be" style:font-size-asian="6pt" style:font-size-complex="6pt"/>
    </style:style>
    <style:style style:name="T20" style:family="text">
      <style:text-properties style:font-name="Arial" fo:font-size="6pt" officeooo:rsid="0153cf1a" style:font-size-asian="6pt" style:font-size-complex="6pt"/>
    </style:style>
    <style:style style:name="T21" style:family="text">
      <style:text-properties style:font-name="Arial" officeooo:rsid="00d77f42"/>
    </style:style>
    <style:style style:name="T22" style:family="text">
      <style:text-properties style:font-name="Arial" fo:font-size="7pt" officeooo:rsid="017662b4" style:font-size-asian="7pt" style:font-size-complex="7pt"/>
    </style:style>
    <style:style style:name="T23" style:family="text">
      <style:text-properties fo:font-size="8pt" fo:font-style="italic" style:font-size-asian="8pt" style:font-style-asian="italic"/>
    </style:style>
    <style:style style:name="T24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T25" style:family="text">
      <style:text-properties fo:font-size="8pt" officeooo:rsid="00db6a6b" style:font-size-asian="8pt" style:font-size-complex="8pt"/>
    </style:style>
    <style:style style:name="T26" style:family="text">
      <style:text-properties fo:font-size="8pt" officeooo:rsid="00dcd247" style:font-size-asian="8pt" style:font-size-complex="8pt"/>
    </style:style>
    <style:style style:name="T27" style:family="text">
      <style:text-properties fo:font-size="8pt" fo:letter-spacing="0.0035in" fo:font-style="italic" style:text-underline-style="solid" style:text-underline-width="auto" style:text-underline-color="font-color" style:font-size-asian="8pt" style:font-style-asian="italic"/>
    </style:style>
    <style:style style:name="T28" style:family="text">
      <style:text-properties fo:font-size="8pt" fo:letter-spacing="0.0043in" fo:font-style="italic" style:text-underline-style="solid" style:text-underline-width="auto" style:text-underline-color="font-color" style:font-size-asian="8pt" style:font-style-asian="italic"/>
    </style:style>
    <style:style style:name="T29" style:family="text">
      <style:text-properties fo:letter-spacing="0.0209in"/>
    </style:style>
    <style:style style:name="T30" style:family="text">
      <style:text-properties fo:letter-spacing="0.0071in"/>
    </style:style>
    <style:style style:name="T31" style:family="text">
      <style:text-properties fo:letter-spacing="0.0043in" fo:font-weight="normal" style:font-weight-asian="normal" style:font-weight-complex="normal"/>
    </style:style>
    <style:style style:name="T32" style:family="text">
      <style:text-properties fo:font-style="italic" style:font-style-asian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letter-spacing="0.0008in"/>
    </style:style>
    <style:style style:name="T35" style:family="text">
      <style:text-properties fo:font-size="7pt" fo:font-style="italic" style:font-size-asian="7pt" style:font-style-asian="italic" style:text-scale="105%"/>
    </style:style>
    <style:style style:name="T36" style:family="text">
      <style:text-properties fo:font-size="7pt" fo:font-style="italic" officeooo:rsid="00449232" style:font-size-asian="7pt" style:font-style-asian="italic" style:text-scale="105%"/>
    </style:style>
    <style:style style:name="T37" style:family="text">
      <style:text-properties fo:font-size="7pt" fo:font-style="italic" officeooo:rsid="013b01f4" style:font-size-asian="7pt" style:font-style-asian="italic" style:text-scale="105%"/>
    </style:style>
    <style:style style:name="T38" style:family="text">
      <style:text-properties fo:font-size="7pt" fo:letter-spacing="-0.0047in" fo:font-style="italic" style:font-size-asian="7pt" style:font-style-asian="italic" style:text-scale="105%"/>
    </style:style>
    <style:style style:name="T39" style:family="text">
      <style:text-properties fo:font-size="7pt" fo:letter-spacing="-0.0043in" fo:font-style="italic" style:font-size-asian="7pt" style:font-style-asian="italic" style:text-scale="105%"/>
    </style:style>
    <style:style style:name="T40" style:family="text">
      <style:text-properties fo:font-size="7pt" officeooo:rsid="016c0b9f" style:font-size-asian="7pt" style:font-size-complex="7pt"/>
    </style:style>
    <style:style style:name="T41" style:family="text">
      <style:text-properties fo:font-size="7pt" officeooo:rsid="01994dab" style:font-size-asian="7pt" style:font-size-complex="7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letter-spacing="0.0035in"/>
    </style:style>
    <style:style style:name="T44" style:family="text">
      <style:text-properties fo:letter-spacing="-0.0035in" fo:font-style="italic" style:font-style-asian="italic"/>
    </style:style>
    <style:style style:name="T45" style:family="text">
      <style:text-properties fo:font-size="6pt" officeooo:rsid="0094608c" style:font-size-asian="5.25pt" style:font-size-complex="6pt"/>
    </style:style>
    <style:style style:name="T46" style:family="text">
      <style:text-properties fo:font-size="6pt" officeooo:rsid="019ca8d8" style:font-size-asian="5.25pt" style:font-size-complex="6pt"/>
    </style:style>
    <style:style style:name="T47" style:family="text">
      <style:text-properties fo:font-size="6pt" officeooo:rsid="019dd324" style:font-size-asian="5.25pt" style:font-size-complex="6pt"/>
    </style:style>
    <style:style style:name="T48" style:family="text">
      <style:text-properties fo:font-size="6pt" fo:font-style="normal" style:text-underline-style="none" fo:font-weight="normal" officeooo:rsid="0019a3ba" style:font-size-asian="6pt" style:font-style-asian="normal" style:font-weight-asian="normal" style:font-size-complex="6pt" style:font-style-complex="normal" style:font-weight-complex="normal"/>
    </style:style>
    <style:style style:name="T49" style:family="text">
      <style:text-properties fo:font-size="6pt" officeooo:rsid="00d77f42" style:font-size-asian="6pt" style:font-size-complex="6pt"/>
    </style:style>
    <style:style style:name="T50" style:family="text">
      <style:text-properties officeooo:rsid="00a90cd1"/>
    </style:style>
    <style:style style:name="T51" style:family="text">
      <style:text-properties officeooo:rsid="00d5ed0f"/>
    </style:style>
    <style:style style:name="T52" style:family="text">
      <style:text-properties officeooo:rsid="00d77f42"/>
    </style:style>
    <style:style style:name="T53" style:family="text">
      <style:text-properties fo:font-size="9pt" fo:font-weight="bold" style:font-size-asian="9pt" style:font-weight-asian="bold" style:font-size-complex="9pt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variant="normal" fo:text-transform="none" fo:color="#000000" loext:opacity="100%" fo:letter-spacing="normal" fo:font-style="normal" fo:font-weight="normal"/>
    </style:style>
    <style:style style:name="T56" style:family="text">
      <style:text-properties fo:font-variant="normal" fo:text-transform="none" fo:color="#000000" loext:opacity="100%" style:font-name="Arial" fo:font-size="7pt" fo:letter-spacing="normal" fo:font-style="normal" fo:font-weight="normal" officeooo:rsid="00300bc2" style:font-name-asian="OpenSymbol" style:font-size-asian="7pt" style:font-name-complex="OpenSymbol" style:font-size-complex="7pt"/>
    </style:style>
    <style:style style:name="T57" style:family="text">
      <style:text-properties fo:font-variant="normal" fo:text-transform="none" fo:color="#000000" loext:opacity="100%" style:font-name="Arial" fo:font-size="7pt" fo:letter-spacing="normal" fo:font-style="normal" fo:font-weight="normal" officeooo:rsid="013b01f4" style:font-name-asian="OpenSymbol" style:font-size-asian="7pt" style:font-name-complex="OpenSymbol" style:font-size-complex="7pt"/>
    </style:style>
    <style:style style:name="T58" style:family="text">
      <style:text-properties officeooo:rsid="011367c4"/>
    </style:style>
    <style:style style:name="T59" style:family="text">
      <style:text-properties officeooo:rsid="012294af"/>
    </style:style>
    <style:style style:name="T60" style:family="text">
      <style:text-properties fo:font-size="7.5pt" officeooo:rsid="016aa466" style:font-size-asian="7.5pt" style:font-size-complex="7.5pt"/>
    </style: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Code" text:name="py3o.o.employee_id.code"/>
        <text:user-field-decl office:value-type="string" office:string-value="EmployeeName" text:name="py3o.o.employee_id.name"/>
        <text:user-field-decl office:value-type="string" office:string-value="DepartmentName" text:name="py3o.o.department_id.name"/>
        <text:user-field-decl office:value-type="float" office:value="0" text:name="py3o.o.number_of_days"/>
      </text:user-field-decls>
      <text:p text:style-name="P167"><text:a xlink:type="simple" xlink:href="py3o://for=%22obj%20in%20objects%22" text:style-name="Internet_20_link" text:visited-style-name="Visited_20_Internet_20_Link"><text:span text:style-name="T47">for="obj in objects"</text:span></text:a></text:p>
      <text:p text:style-name="P168"><text:a xlink:type="simple" xlink:href="py3o://for=%22o%20in%20obj.leave_cover_ids%22" text:style-name="Internet_20_link" text:visited-style-name="Visited_20_Internet_20_Link"><text:span text:style-name="T46">for="o in obj.leave_cover_ids"</text:span></text:a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0">CR0<text:span text:style-name="T50">3</text:span>-0<text:span text:style-name="T50">2</text:span>-F0<text:span text:style-name="T50">3</text:span></text:p>
          </table:table-cell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5">ADM.</text:p>
            <text:p text:style-name="P121">General Manager</text:p>
          </table:table-cell>
          <table:table-cell table:style-name="Table1.A1" office:value-type="string">
            <text:p text:style-name="P116">ADM. Assistant</text:p>
            <text:p text:style-name="P121">General Manager</text:p>
          </table:table-cell>
          <table:table-cell table:style-name="Table1.A1" office:value-type="string">
            <text:p text:style-name="P118">HR</text:p>
            <text:p text:style-name="P117">Manager</text:p>
          </table:table-cell>
          <table:table-cell table:style-name="Table1.A1" office:value-type="string">
            <text:p text:style-name="P115">HR</text:p>
            <text:p text:style-name="P117">Staff in charge</text:p>
          </table:table-cell>
          <table:table-cell table:style-name="Table1.E1" office:value-type="string">
            <text:p text:style-name="P41"/>
            <text:p text:style-name="P120">Project Manager</text:p>
          </table:table-cell>
          <table:table-cell table:style-name="Table1.F1" office:value-type="string">
            <text:p text:style-name="P115">Site Manager /</text:p>
            <text:p text:style-name="P122">Section Manager</text:p>
          </table:table-cell>
        </table:table-row>
        <table:table-row table:style-name="Table1.2">
          <table:table-cell table:style-name="Table1.E1" office:value-type="string">
            <text:p text:style-name="P42"/>
            <text:p text:style-name="P42"/>
            <text:p text:style-name="P42"/>
            <text:p text:style-name="P70"/>
            <text:p text:style-name="P123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70"/>
            <text:p text:style-name="P124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70"/>
            <text:p text:style-name="P125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70"/>
            <text:p text:style-name="P126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70"/>
            <text:p text:style-name="P127">…… / …… / …….</text:p>
          </table:table-cell>
          <table:table-cell table:style-name="Table1.F2" office:value-type="string">
            <text:p text:style-name="P42"/>
            <text:p text:style-name="P42"/>
            <text:p text:style-name="P42"/>
            <text:p text:style-name="P70"/>
            <text:p text:style-name="P119">…… / …… / …….</text:p>
          </table:table-cell>
        </table:table-row>
      </table:table>
      <text:p text:style-name="P16"/>
      <text:p text:style-name="P128">REQUEST OF APPROVAL</text:p>
      <text:p text:style-name="P129">FOR LEAVE / ABSENCE / SUSPENSION</text:p>
      <text:p text:style-name="P15"/>
      <text:p text:style-name="P160">Date : <text:s/><text:span text:style-name="T54"><text:date style:data-style-name="N10121" text:date-value="2022-02-15T14:34:59.614000297">15/02/2022</text:date></text:span></text:p>
      <table:table table:name="Table2" table:style-name="Table2">
        <table:table-column table:style-name="Table2.A"/>
        <table:table-row table:style-name="TableLine3203237917440">
          <table:table-cell table:style-name="Table2.A1" office:value-type="string">
            <text:p text:style-name="P71">Applicant's information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3203082444544">
          <table:table-cell table:style-name="Table10.A1" office:value-type="string">
            <text:p text:style-name="P93">Department / Section/<text:span text:style-name="T29"> </text:span>Project<text:span text:style-name="T30"> </text:span>Name</text:p>
            <text:p text:style-name="P130"/>
            <table:table table:name="Table9" table:style-name="Table9">
              <table:table-column table:style-name="Table9.A"/>
              <table:table-row table:style-name="TableLine3203082443456">
                <table:table-cell table:style-name="Table9.A1" office:value-type="string">
                  <text:p text:style-name="P142"><text:user-field-get text:name="py3o.o.department_id.name">DepartmentName</text:user-field-get></text:p>
                </table:table-cell>
              </table:table-row>
            </table:table>
            <text:p text:style-name="P95"/>
          </table:table-cell>
          <table:table-cell table:style-name="Table10.B1" office:value-type="string">
            <text:p text:style-name="P94"><text:span text:style-name="T42">Staff</text:span><text:span text:style-name="T31"> </text:span><text:span text:style-name="T42">No</text:span>.: <text:s text:c="8"/><text:span text:style-name="T53"><text:user-field-get text:name="py3o.o.employee_id.code">EmployeeCode</text:user-field-get></text:span></text:p>
            <text:p text:style-name="P131"/>
            <text:p text:style-name="P80"><text:span text:style-name="T5">Staff</text:span><text:span text:style-name="T6"> </text:span><text:span text:style-name="T5">name</text:span><text:span text:style-name="T1">.: <text:s text:c="2"/></text:span><text:span text:style-name="T7"><text:s/></text:span><text:span text:style-name="T12"><text:user-field-get text:name="py3o.o.employee_id.name">EmployeeName</text:user-field-get></text:span></text:p>
          </table:table-cell>
          <table:table-cell table:style-name="Table10.C1" office:value-type="string">
            <text:p text:style-name="P92">Applicant's<text:span text:style-name="T34"> </text:span>signature:</text:p>
            <text:p text:style-name="P96"/>
            <text:p text:style-name="P76">…………………………………………………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66">Please kindly approve my leave/ absence/ suspension from work as follows:</text:p>
          </table:table-cell>
          <table:covered-table-cell/>
          <table:covered-table-cell/>
        </table:table-row>
        <table:table-row table:style-name="Table4.2">
          <table:table-cell table:style-name="Table4.A2" table:number-columns-spanned="2" office:value-type="string">
            <table:table table:name="Table12" table:style-name="Table12">
              <table:table-column table:style-name="Table12.A" table:number-columns-repeated="3"/>
              <table:table-row table:style-name="TableLine3203068745552">
                <table:table-cell table:style-name="Table12.A1" office:value-type="string">
                  <text:p text:style-name="P141"/>
                </table:table-cell>
                <table:table-cell table:style-name="Table12.B1" office:value-type="string">
                  <text:p text:style-name="P43">FROM</text:p>
                </table:table-cell>
                <table:table-cell table:style-name="Table12.A1" office:value-type="string">
                  <text:p text:style-name="P141"/>
                </table:table-cell>
              </table:table-row>
              <table:table-row table:style-name="TableLine3203001228992">
                <table:table-cell table:style-name="Table12.A1" office:value-type="string">
                  <text:p text:style-name="P132">Date<text:span text:style-name="T43"> </text:span>(dd/mm/yyyy): </text:p>
                </table:table-cell>
                <table:table-cell table:style-name="Table12.B1" office:value-type="string">
                  <text:p text:style-name="P47"><text:text-input text:description="py3o://function=&quot;o.date_from and format_datetime(o.date_from, user.company_id.report_date_format) or ''&quot;">[FromDate]</text:text-input></text:p>
                </table:table-cell>
                <table:table-cell table:style-name="Table12.A1" office:value-type="string">
                  <text:p text:style-name="P141"/>
                </table:table-cell>
              </table:table-row>
              <table:table-row table:style-name="Table12.3">
                <table:table-cell table:style-name="Table12.B1" office:value-type="string">
                  <text:p text:style-name="P134">(if included half day): </text:p>
                </table:table-cell>
                <table:table-cell table:style-name="Table12.B3" office:value-type="string">
                  <text:p text:style-name="P18"><text:a xlink:type="simple" xlink:href="py3o://if=%22o.date_from_period=='am'%22" text:style-name="Internet_20_link" text:visited-style-name="Visited_20_Internet_20_Link"><text:span text:style-name="T9">if="o.date_from_period=='am'"</text:span></text:a></text:p>
                  <table:table table:name="Table13" table:style-name="Table13">
                    <table:table-column table:style-name="Table13.A"/>
                    <table:table-column table:style-name="Table13.B"/>
                    <table:table-row table:style-name="Table13.1">
                      <table:table-cell table:style-name="Table13.A1" office:value-type="string">
                        <text:p text:style-name="P150"></text:p>
                      </table:table-cell>
                      <table:table-cell table:style-name="Table13.B1" office:value-type="string">
                        <text:p text:style-name="P156">Moning</text:p>
                      </table:table-cell>
                    </table:table-row>
                  </table:table>
                  <text:p text:style-name="P19"><text:a xlink:type="simple" xlink:href="py3o:///if" text:style-name="Internet_20_link" text:visited-style-name="Visited_20_Internet_20_Link"><text:span text:style-name="T8">/if</text:span></text:a></text:p>
                  <text:p text:style-name="P19"><text:a xlink:type="simple" xlink:href="py3o://if=%22o.date_from_period!='am'%22" text:style-name="Internet_20_link" text:visited-style-name="Visited_20_Internet_20_Link"><text:span text:style-name="T25">if="o.date_from_period!='am'"</text:span></text:a></text:p>
                  <table:table table:name="Table14" table:style-name="Table14">
                    <table:table-column table:style-name="Table14.A"/>
                    <table:table-column table:style-name="Table14.B"/>
                    <table:table-row table:style-name="Table14.1">
                      <table:table-cell table:style-name="Table14.A1" office:value-type="string">
                        <text:p text:style-name="P153"></text:p>
                      </table:table-cell>
                      <table:table-cell table:style-name="Table14.B1" office:value-type="string">
                        <text:p text:style-name="P157">Moning</text:p>
                      </table:table-cell>
                    </table:table-row>
                  </table:table>
                  <text:p text:style-name="P22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e12.A1" office:value-type="string">
                  <text:p text:style-name="P20"><text:a xlink:type="simple" xlink:href="py3o://if=%22o.date_from_period=='pm'%22" text:style-name="Internet_20_link" text:visited-style-name="Visited_20_Internet_20_Link"><text:span text:style-name="T9">if="o.date_from_period=='pm'"</text:span></text:a></text:p>
                  <table:table table:name="Table15" table:style-name="Table15">
                    <table:table-column table:style-name="Table15.A"/>
                    <table:table-column table:style-name="Table15.B"/>
                    <table:table-row table:style-name="Table15.1">
                      <table:table-cell table:style-name="Table15.A1" office:value-type="string">
                        <text:p text:style-name="P151"></text:p>
                      </table:table-cell>
                      <table:table-cell table:style-name="Table15.B1" office:value-type="string">
                        <text:p text:style-name="P158">Afternoon</text:p>
                      </table:table-cell>
                    </table:table-row>
                  </table:table>
                  <text:p text:style-name="P23"><text:a xlink:type="simple" xlink:href="py3o:///if" text:style-name="Internet_20_link" text:visited-style-name="Visited_20_Internet_20_Link"><text:span text:style-name="T8">/if</text:span></text:a></text:p>
                  <text:p text:style-name="P20"><text:a xlink:type="simple" xlink:href="py3o://if=%22o.date_from_period!='pm'%22" text:style-name="Internet_20_link" text:visited-style-name="Visited_20_Internet_20_Link"><text:span text:style-name="T25">if="o.date_from_period!='pm'"</text:span></text:a></text:p>
                  <table:table table:name="Table16" table:style-name="Table16">
                    <table:table-column table:style-name="Table16.A"/>
                    <table:table-column table:style-name="Table16.B"/>
                    <table:table-row table:style-name="Table16.1">
                      <table:table-cell table:style-name="Table16.A1" office:value-type="string">
                        <text:p text:style-name="P154"></text:p>
                      </table:table-cell>
                      <table:table-cell table:style-name="Table16.B1" office:value-type="string">
                        <text:p text:style-name="P158">Afternoon</text:p>
                      </table:table-cell>
                    </table:table-row>
                  </table:table>
                  <text:p text:style-name="P10"><text:a xlink:type="simple" xlink:href="py3o:///if" text:style-name="Internet_20_link" text:visited-style-name="Visited_20_Internet_20_Link"><text:span text:style-name="T52">/if</text:span></text:a></text:p>
                </table:table-cell>
              </table:table-row>
            </table:table>
          </table:table-cell>
          <table:covered-table-cell/>
          <table:table-cell table:style-name="Table4.C2" office:value-type="float" office:value="0">
            <table:table table:name="Table11" table:style-name="Table11">
              <table:table-column table:style-name="Table11.A"/>
              <table:table-column table:style-name="Table11.B"/>
              <table:table-row table:style-name="TableLine3203001228448">
                <table:table-cell table:style-name="Table11.A1" office:value-type="string">
                  <text:p text:style-name="P46">TO</text:p>
                </table:table-cell>
                <table:table-cell table:style-name="Table11.A1" office:value-type="string">
                  <text:p text:style-name="P45"><text:s text:c="2"/>TOT<text:span text:style-name="T51">AL</text:span> </text:p>
                </table:table-cell>
              </table:table-row>
              <table:table-row table:style-name="TableLine3203069607392">
                <table:table-cell table:style-name="Table11.A1" office:value-type="string">
                  <text:p text:style-name="P48"><text:text-input text:description="py3o://function=&quot;o.date_to and format_datetime(o.date_to, user.company_id.report_date_format) or ''&quot;">[ToDate]</text:text-input></text:p>
                </table:table-cell>
                <table:table-cell table:style-name="Table11.A1" office:value-type="string">
                  <text:p text:style-name="P133"><text:span text:style-name="T32"><text:user-field-get style:data-style-name="N10122" text:name="py3o.o.number_of_days">0.0</text:user-field-get></text:span><text:span text:style-name="T32"><text:s/></text:span><text:span text:style-name="T44">days <text:s text:c="5"/></text:span></text:p>
                </table:table-cell>
              </table:table-row>
              <table:table-row table:style-name="TableLine3203069607664">
                <table:table-cell table:style-name="Table11.A1" office:value-type="string">
                  <text:p text:style-name="P21"><text:a xlink:type="simple" xlink:href="py3o://if=%22o.date_to_period=='am'%22" text:style-name="Internet_20_link" text:visited-style-name="Visited_20_Internet_20_Link"><text:span text:style-name="T10">if="o.date_to_period=='am'"</text:span></text:a>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17.1">
                      <table:table-cell table:style-name="Table17.A1" office:value-type="string">
                        <text:p text:style-name="P152"></text:p>
                      </table:table-cell>
                      <table:table-cell table:style-name="Table17.B1" office:value-type="string">
                        <text:p text:style-name="P159">Moning</text:p>
                      </table:table-cell>
                    </table:table-row>
                  </table:table>
                  <text:p text:style-name="P24"><text:a xlink:type="simple" xlink:href="py3o:///if" text:style-name="Internet_20_link" text:visited-style-name="Visited_20_Internet_20_Link"><text:span text:style-name="T8">/if</text:span></text:a></text:p>
                  <text:p text:style-name="P21"><text:a xlink:type="simple" xlink:href="py3o://if=%22o.date_to_period!='am'%22" text:style-name="Internet_20_link" text:visited-style-name="Visited_20_Internet_20_Link"><text:span text:style-name="T26">if="o.date_to_period!='am'"</text:span></text:a></text:p>
                  <table:table table:name="Table19" table:style-name="Table19">
                    <table:table-column table:style-name="Table19.A"/>
                    <table:table-column table:style-name="Table19.B"/>
                    <table:table-row table:style-name="Table19.1">
                      <table:table-cell table:style-name="Table19.A1" office:value-type="string">
                        <text:p text:style-name="P155"></text:p>
                      </table:table-cell>
                      <table:table-cell table:style-name="Table19.B1" office:value-type="string">
                        <text:p text:style-name="P159">Moning</text:p>
                      </table:table-cell>
                    </table:table-row>
                  </table:table>
                  <text:p text:style-name="P49"><text:a xlink:type="simple" xlink:href="py3o:///if" text:style-name="Internet_20_link" text:visited-style-name="Visited_20_Internet_20_Link"><text:span text:style-name="T52">/if</text:span></text:a></text:p>
                </table:table-cell>
                <table:table-cell table:style-name="Table11.A1" office:value-type="string">
                  <text:p text:style-name="P21"><text:a xlink:type="simple" xlink:href="py3o://if=%22o.date_to_period=='pm'%22" text:style-name="Internet_20_link" text:visited-style-name="Visited_20_Internet_20_Link"><text:span text:style-name="T10">if="o.date_to_period=='pm'"</text:span></text:a></text:p>
                  <table:table table:name="Table18" table:style-name="Table18">
                    <table:table-column table:style-name="Table18.A"/>
                    <table:table-column table:style-name="Table18.B"/>
                    <table:table-row table:style-name="Table18.1">
                      <table:table-cell table:style-name="Table18.A1" office:value-type="string">
                        <text:p text:style-name="P152"></text:p>
                      </table:table-cell>
                      <table:table-cell table:style-name="Table18.B1" office:value-type="string">
                        <text:p text:style-name="P159">Afternoon</text:p>
                      </table:table-cell>
                    </table:table-row>
                  </table:table>
                  <text:p text:style-name="P24"><text:a xlink:type="simple" xlink:href="py3o:///if" text:style-name="Internet_20_link" text:visited-style-name="Visited_20_Internet_20_Link"><text:span text:style-name="T8">/if</text:span></text:a></text:p>
                  <text:p text:style-name="P21"><text:a xlink:type="simple" xlink:href="py3o://if=%22o.date_to_period!='pm'%22" text:style-name="Internet_20_link" text:visited-style-name="Visited_20_Internet_20_Link"><text:span text:style-name="T11">if="o.date_to_period!='pm'"</text:span></text:a></text:p>
                  <table:table table:name="Table20" table:style-name="Table20">
                    <table:table-column table:style-name="Table20.A"/>
                    <table:table-column table:style-name="Table20.B"/>
                    <table:table-row table:style-name="Table20.1">
                      <table:table-cell table:style-name="Table20.A1" office:value-type="string">
                        <text:p text:style-name="P155"></text:p>
                      </table:table-cell>
                      <table:table-cell table:style-name="Table20.B1" office:value-type="string">
                        <text:p text:style-name="P159">Afternoon</text:p>
                      </table:table-cell>
                    </table:table-row>
                  </table:table>
                  <text:p text:style-name="P44"><text:a xlink:type="simple" xlink:href="py3o:///if" text:style-name="Internet_20_link" text:visited-style-name="Visited_20_Internet_20_Link"><text:span text:style-name="T52">/if</text:span></text:a></text:p>
                </table:table-cell>
              </table:table-row>
            </table:table>
            <text:p text:style-name="P50"/>
          </table:table-cell>
        </table:table-row>
        <table:table-row table:style-name="Table4.3">
          <table:table-cell table:style-name="Table4.A6" table:number-columns-spanned="3" office:value-type="string">
            <text:p text:style-name="P163"/>
          </table:table-cell>
          <table:covered-table-cell/>
          <table:covered-table-cell/>
        </table:table-row>
        <table:table-row table:style-name="TableLine3203075946624">
          <table:table-cell table:style-name="Table4.A6" table:number-columns-spanned="3" office:value-type="string">
            <text:p text:style-name="P163">Procedure on salary</text:p>
          </table:table-cell>
          <table:covered-table-cell/>
          <table:covered-table-cell/>
        </table:table-row>
        <table:table-row table:style-name="TableLine3203075945808">
          <table:table-cell table:style-name="Table4.A6" table:number-columns-spanned="3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able:table table:name="Table22" table:style-name="Table22">
                    <table:table-column table:style-name="Table22.A"/>
                    <table:table-column table:style-name="Table22.B"/>
                    <table:table-column table:style-name="Table22.C"/>
                    <table:table-row table:style-name="TableLine3203069607936">
                      <table:table-cell table:style-name="Table22.A1" table:number-columns-spanned="3" office:value-type="string">
                        <text:p text:style-name="P59"><text:a xlink:type="simple" xlink:href="py3o://if=%22o.leave_request_ids.filtered(lambda%20x:%20x.holiday_status_id.category%20==%20'annual_leave')%22" text:style-name="Internet_20_link" text:visited-style-name="Visited_20_Internet_20_Link"><text:span text:style-name="T60">if="o.leave_request_ids.filtered(lambda x: x.holiday_status_id.category == 'annu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Line3203069606576">
                      <table:table-cell table:style-name="Table22.A1" office:value-type="string">
                        <text:p text:style-name="P98">Annual leaves:</text:p>
                      </table:table-cell>
                      <table:table-cell table:style-name="Table22.A1" office:value-type="string">
                        <text:p text:style-name="P135"><text:text-input text:description="py3o://function=&quot;sum(o.leave_request_ids.filtered(lambda x: x.holiday_status_id.category == 'annual_leave').mapped('number_of_days_display'))&quot;">al</text:text-input></text:p>
                      </table:table-cell>
                      <table:table-cell table:style-name="Table22.A1" office:value-type="string">
                        <text:p text:style-name="P106">days</text:p>
                      </table:table-cell>
                    </table:table-row>
                    <table:table-row table:style-name="TableLine3202832053968">
                      <table:table-cell table:style-name="Table22.A1" table:number-columns-spanned="3" office:value-type="string">
                        <text:p text:style-name="P51"><text:a xlink:type="simple" xlink:href="py3o:///if" text:style-name="Internet_20_link" text:visited-style-name="Visited_20_Internet_20_Link"><text:span text:style-name="T49">/if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0"><text:a xlink:type="simple" xlink:href="py3o://if=%22not%20o.leave_request_ids.filtered(lambda%20x:%20x.holiday_status_id.category%20==%20'annual_leave')%22" text:style-name="Internet_20_link" text:visited-style-name="Visited_20_Internet_20_Link"><text:span text:style-name="T40">if="not o.leave_request_ids.filtered(lambda x: x.holiday_status_id.category == 'annu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3">Annual leaves:</text:p>
                      </table:table-cell>
                      <table:table-cell table:style-name="Table22.A1" office:value-type="string">
                        <text:p text:style-name="P162">………</text:p>
                      </table:table-cell>
                      <table:table-cell table:style-name="Table22.A1" office:value-type="string">
                        <text:p text:style-name="P109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2"><text:a xlink:type="simple" xlink:href="py3o:///if" text:style-name="Internet_20_link" text:visited-style-name="Visited_20_Internet_20_Link"><text:span text:style-name="T49">/if</text:span></text:a></text:p>
                      </table:table-cell>
                      <table:table-cell table:style-name="Table22.A1" office:value-type="string">
                        <text:p text:style-name="P146"/>
                      </table:table-cell>
                      <table:table-cell table:style-name="Table22.A1" office:value-type="string">
                        <text:p text:style-name="P146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6"><text:a xlink:type="simple" xlink:href="py3o://if=%22o.leave_request_ids.filtered(lambda%20x:%20x.holiday_status_id.category%20==%20'special_leave')%22" text:style-name="Internet_20_link" text:visited-style-name="Visited_20_Internet_20_Link"><text:span text:style-name="T2">if="o.leave_request_ids.filtered(lambda x: x.holiday_status_id.category == 'speci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1">Special leaves:</text:p>
                      </table:table-cell>
                      <table:table-cell table:style-name="Table22.A1" office:value-type="string">
                        <text:p text:style-name="P135"><text:text-input text:description="py3o://function=&quot;sum(o.leave_request_ids.filtered(lambda x: x.holiday_status_id.category == 'special_leave').mapped('number_of_days_display'))&quot;">sl</text:text-input></text:p>
                      </table:table-cell>
                      <table:table-cell table:style-name="Table22.A1" office:value-type="string">
                        <text:p text:style-name="P107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1"><text:a xlink:type="simple" xlink:href="py3o:///if" text:style-name="Internet_20_link" text:visited-style-name="Visited_20_Internet_20_Link"><text:span text:style-name="T21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7"><text:a xlink:type="simple" xlink:href="py3o://if=%22not%20o.leave_request_ids.filtered(lambda%20x:%20x.holiday_status_id.category%20==%20'special_leave')%22" text:style-name="Internet_20_link" text:visited-style-name="Visited_20_Internet_20_Link"><text:span text:style-name="T22">if="not o.leave_request_ids.filtered(lambda x: x.holiday_status_id.category == 'speci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1">Special leaves:</text:p>
                      </table:table-cell>
                      <table:table-cell table:style-name="Table22.A1" office:value-type="string">
                        <text:p text:style-name="P162">………</text:p>
                      </table:table-cell>
                      <table:table-cell table:style-name="Table22.A1" office:value-type="string">
                        <text:p text:style-name="P105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2"><text:a xlink:type="simple" xlink:href="py3o:///if" text:style-name="Internet_20_link" text:visited-style-name="Visited_20_Internet_20_Link"><text:span text:style-name="T21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59"><text:a xlink:type="simple" xlink:href="py3o://if=%22o.leave_request_ids.filtered(lambda%20x:%20x.is_substitute)%22" text:style-name="Internet_20_link" text:visited-style-name="Visited_20_Internet_20_Link"><text:span text:style-name="T3">if="o.leave_request_ids.filtered(lambda x: x.is_substitut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7"><text:span text:style-name="T55">Substituted Holidays</text:span>:</text:p>
                      </table:table-cell>
                      <table:table-cell table:style-name="Table22.A1" office:value-type="string">
                        <text:p text:style-name="P135"><text:text-input text:description="py3o://function=&quot;sum(o.leave_request_ids.filtered(lambda x: x.is_substitute).mapped('number_of_days_display'))&quot;">sh</text:text-input></text:p>
                      </table:table-cell>
                      <table:table-cell table:style-name="Table22.A1" office:value-type="string">
                        <text:p text:style-name="P108"><text:span text:style-name="T59">d</text:span>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1"><text:a xlink:type="simple" xlink:href="py3o:///if" text:style-name="Internet_20_link" text:visited-style-name="Visited_20_Internet_20_Link"><text:span text:style-name="T21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8"><text:a xlink:type="simple" xlink:href="py3o://if=%22not%20o.leave_request_ids.filtered(lambda%20x:%20x.is_substitute)%22" text:style-name="Internet_20_link" text:visited-style-name="Visited_20_Internet_20_Link"><text:span text:style-name="T41">if="not o.leave_request_ids.filtered(lambda x: x.is_substitut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7"><text:span text:style-name="T55">Substituted Holidays</text:span>:</text:p>
                      </table:table-cell>
                      <table:table-cell table:style-name="Table22.A1" office:value-type="string">
                        <text:p text:style-name="P162">………</text:p>
                      </table:table-cell>
                      <table:table-cell table:style-name="Table22.A1" office:value-type="string">
                        <text:p text:style-name="P108"><text:span text:style-name="T59">d</text:span>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2"><text:a xlink:type="simple" xlink:href="py3o:///if" text:style-name="Internet_20_link" text:visited-style-name="Visited_20_Internet_20_Link"><text:span text:style-name="T21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</table:table>
                  <text:p text:style-name="P58"/>
                </table:table-cell>
                <table:table-cell table:style-name="Table3.B1" office:value-type="string">
                  <table:table table:name="Table23" table:style-name="Table23">
                    <table:table-column table:style-name="Table23.A"/>
                    <table:table-column table:style-name="Table23.B"/>
                    <table:table-column table:style-name="Table23.C"/>
                    <table:table-row table:style-name="TableLine3203080893440">
                      <table:table-cell table:style-name="Table23.A1" table:number-columns-spanned="3" office:value-type="string">
                        <text:p text:style-name="P69"><text:a xlink:type="simple" xlink:href="py3o://if=%22o.leave_request_ids.filtered(lambda%20x:%20x.holiday_status_id.category%20==%20'absence')%22" text:style-name="Internet_20_link" text:visited-style-name="Visited_20_Internet_20_Link"><text:span text:style-name="T4">if="o.leave_request_ids.filtered(lambda x: x.holiday_status_id.category == 'absence')"</text:span></text:a></text:p>
                      </table:table-cell>
                      <table:covered-table-cell/>
                      <table:covered-table-cell/>
                    </table:table-row>
                    <table:table-row table:style-name="TableLine3203080892624">
                      <table:table-cell table:style-name="Table23.A1" office:value-type="string">
                        <text:p text:style-name="P99">Absent</text:p>
                      </table:table-cell>
                      <table:table-cell table:style-name="Table23.A1" office:value-type="string">
                        <text:p text:style-name="P136"><text:text-input text:description="py3o://function=&quot;sum(o.leave_request_ids.filtered(lambda x: x.holiday_status_id.category == 'absence').mapped('number_of_days_display'))&quot;">ab</text:text-input></text:p>
                      </table:table-cell>
                      <table:table-cell table:style-name="Table23.A1" office:value-type="string">
                        <text:p text:style-name="P104">days</text:p>
                      </table:table-cell>
                    </table:table-row>
                    <table:table-row table:style-name="TableLine3203080891264">
                      <table:table-cell table:style-name="Table23.A1" table:number-columns-spanned="3" office:value-type="string">
                        <text:p text:style-name="P53"><text:a xlink:type="simple" xlink:href="py3o:///if" text:style-name="Internet_20_link" text:visited-style-name="Visited_20_Internet_20_Link"><text:span text:style-name="T49">/if</text:span></text:a></text:p>
                      </table:table-cell>
                      <table:covered-table-cell/>
                      <table:covered-table-cell/>
                    </table:table-row>
                    <table:table-row table:style-name="Table23.4">
                      <table:table-cell table:style-name="Table23.A1" table:number-columns-spanned="3" office:value-type="string">
                        <text:p text:style-name="P69"><text:a xlink:type="simple" xlink:href="py3o://if=%22not%20o.leave_request_ids.filtered(lambda%20x:%20x.holiday_status_id.category%20==%20'absence')%22" text:style-name="Internet_20_link" text:visited-style-name="Visited_20_Internet_20_Link"><text:span text:style-name="T4">if="not o.leave_request_ids.filtered(lambda x: x.holiday_status_id.category == 'absence')"</text:span></text:a></text:p>
                      </table:table-cell>
                      <table:covered-table-cell/>
                      <table:covered-table-cell/>
                    </table:table-row>
                    <table:table-row table:style-name="Table23.4">
                      <table:table-cell table:style-name="Table23.A1" office:value-type="string">
                        <text:p text:style-name="P99">Absent</text:p>
                      </table:table-cell>
                      <table:table-cell table:style-name="Table23.A1" office:value-type="string">
                        <text:p text:style-name="P111">…….</text:p>
                      </table:table-cell>
                      <table:table-cell table:style-name="Table23.A1" office:value-type="string">
                        <text:p text:style-name="P104">days</text:p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53"><text:a xlink:type="simple" xlink:href="py3o:///if" text:style-name="Internet_20_link" text:visited-style-name="Visited_20_Internet_20_Link"><text:span text:style-name="T49">/if</text:span></text:a></text:p>
                      </table:table-cell>
                      <table:table-cell table:style-name="Table23.A1" office:value-type="string">
                        <text:p text:style-name="P147"/>
                      </table:table-cell>
                      <table:table-cell table:style-name="Table23.A1" office:value-type="string">
                        <text:p text:style-name="P147"/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100">Suspension</text:p>
                      </table:table-cell>
                      <table:table-cell table:style-name="Table23.A1" office:value-type="string">
                        <text:p text:style-name="P110">…….</text:p>
                      </table:table-cell>
                      <table:table-cell table:style-name="Table23.A1" office:value-type="string">
                        <text:p text:style-name="P139">days</text:p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102">Holiday / <text:span text:style-name="T58">S</text:span>unday</text:p>
                      </table:table-cell>
                      <table:table-cell table:style-name="Table23.A1" office:value-type="string">
                        <text:p text:style-name="P112">…….</text:p>
                      </table:table-cell>
                      <table:table-cell table:style-name="Table23.A1" office:value-type="string">
                        <text:p text:style-name="P138">days</text:p>
                      </table:table-cell>
                    </table:table-row>
                  </table:table>
                </table:table-cell>
              </table:table-row>
            </table:table>
            <text:p text:style-name="P161"/>
          </table:table-cell>
          <table:covered-table-cell/>
          <table:covered-table-cell/>
        </table:table-row>
        <table:table-row table:style-name="Table4.3">
          <table:table-cell table:style-name="Table4.A6" table:number-columns-spanned="3" office:value-type="string">
            <text:p text:style-name="P137"/>
          </table:table-cell>
          <table:covered-table-cell/>
          <table:covered-table-cell/>
        </table:table-row>
        <table:table-row table:style-name="TableLine3203075946896">
          <table:table-cell table:style-name="Table4.A7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 table:style-name="TableLine3202828154624">
                <table:table-cell table:style-name="Table5.A1" table:number-columns-spanned="2" office:value-type="string">
                  <text:p text:style-name="P6">Reasons</text:p>
                </table:table-cell>
                <table:covered-table-cell/>
                <table:table-cell table:style-name="Table5.A1" office:value-type="string">
                  <text:p text:style-name="P8">Allowed Period</text:p>
                </table:table-cell>
                <table:table-cell table:style-name="Table5.A1" office:value-type="string">
                  <text:p text:style-name="P3"><text:span text:style-name="T23"><text:s/></text:span><text:span text:style-name="T24">Salary</text:span><text:span text:style-name="T28"> </text:span><text:span text:style-name="T24">paid</text:span><text:span text:style-name="T27"> </text:span><text:span text:style-name="T24">by</text:span>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25"><text:soft-page-break/><text:a xlink:type="simple" xlink:href="py3o://if=%22o.reason_id.code=='private'%22" text:style-name="Internet_20_link" text:visited-style-name="Visited_20_Internet_20_Link"><text:span text:style-name="T13">if="o.reason_id.code=='privat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148"></text:p>
                </table:table-cell>
                <table:table-cell table:style-name="Table5.A2" office:value-type="string">
                  <text:p text:style-name="P144">Annual leaves (AL)</text:p>
                </table:table-cell>
                <table:table-cell table:style-name="Table5.A2" office:value-type="string">
                  <text:p text:style-name="P2"><text:span text:style-name="T35">Balance</text:span><text:span text:style-name="T38"> </text:span><text:span text:style-name="T35">of</text:span><text:span text:style-name="T39"> </text:span><text:span text:style-name="T35">AL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1"><text:a xlink:type="simple" xlink:href="py3o://if=%22not%20(o.reason_id.code=='private')%22" text:style-name="Internet_20_link" text:visited-style-name="Visited_20_Internet_20_Link"><text:span text:style-name="T14">if="not (o.reason_id.code=='privat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6"></text:p>
                </table:table-cell>
                <table:table-cell table:style-name="Table5.A2" office:value-type="string">
                  <text:p text:style-name="P81">Annual leaves (AL)</text:p>
                </table:table-cell>
                <table:table-cell table:style-name="Table5.A2" office:value-type="string">
                  <text:p text:style-name="P2"><text:span text:style-name="T35">Balance</text:span><text:span text:style-name="T38"> </text:span><text:span text:style-name="T35">of</text:span><text:span text:style-name="T39"> </text:span><text:span text:style-name="T35">AL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2"><text:a xlink:type="simple" xlink:href="py3o://if=%22o.reason_id.code=='marriage_ceremony'%22" text:style-name="Internet_20_link" text:visited-style-name="Visited_20_Internet_20_Link"><text:span text:style-name="T15">if="o.reason_id.code=='marriage_ceremony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9"></text:p>
                </table:table-cell>
                <table:table-cell table:style-name="Table5.A2" office:value-type="string">
                  <text:p text:style-name="P32">Applicant's Marriage Ceremony</text:p>
                </table:table-cell>
                <table:table-cell table:style-name="Table5.A2" office:value-type="string">
                  <text:p text:style-name="P2"><text:span text:style-name="T36">5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table:number-columns-spanned="4" office:value-type="string">
                  <text:p text:style-name="P61"><text:a xlink:type="simple" xlink:href="py3o://if=%22not%20(o.reason_id.code=='marriage_ceremony')%22" text:style-name="Internet_20_link" text:visited-style-name="Visited_20_Internet_20_Link"><text:span text:style-name="T15">if="not (o.reason_id.code=='marriage_ceremony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7"></text:p>
                </table:table-cell>
                <table:table-cell table:style-name="Table5.A2" office:value-type="string">
                  <text:p text:style-name="P89">Applicant's Marriage Ceremony</text:p>
                </table:table-cell>
                <table:table-cell table:style-name="Table5.A2" office:value-type="string">
                  <text:p text:style-name="P77"><text:span text:style-name="T36">5 </text:span><text:span text:style-name="T35">days</text:span></text:p>
                </table:table-cell>
                <table:table-cell table:style-name="Table5.A2" office:value-type="string">
                  <text:p text:style-name="P74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2"><text:a xlink:type="simple" xlink:href="py3o://if=%22o.reason_id.code=='child_marriage'%22" text:style-name="Internet_20_link" text:visited-style-name="Visited_20_Internet_20_Link"><text:span text:style-name="T15">if="o.reason_id.code=='child_marriag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9"></text:p>
                </table:table-cell>
                <table:table-cell table:style-name="Table5.A2" office:value-type="string">
                  <text:p text:style-name="P34">Applicant Child's Marriage Ceremony</text:p>
                </table:table-cell>
                <table:table-cell table:style-name="Table5.A2" office:value-type="string">
                  <text:p text:style-name="P4"><text:span text:style-name="T36">2 </text:span><text:span text:style-name="T35">days</text:span></text:p>
                </table:table-cell>
                <table:table-cell table:style-name="Table5.A2" office:value-type="string">
                  <text:p text:style-name="P12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1"><text:a xlink:type="simple" xlink:href="py3o://if=%22not%20(o.reason_id.code=='child_marriage')%22" text:style-name="Internet_20_link" text:visited-style-name="Visited_20_Internet_20_Link"><text:span text:style-name="T15">if="not (o.reason_id.code=='child_marriag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7"></text:p>
                </table:table-cell>
                <table:table-cell table:style-name="Table5.A2" office:value-type="string">
                  <text:p text:style-name="P90">Applicant Child's Marriage Ceremony</text:p>
                </table:table-cell>
                <table:table-cell table:style-name="Table5.A2" office:value-type="string">
                  <text:p text:style-name="P78"><text:span text:style-name="T36">2 </text:span><text:span text:style-name="T35">days</text:span></text:p>
                </table:table-cell>
                <table:table-cell table:style-name="Table5.A2" office:value-type="string">
                  <text:p text:style-name="P72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3"><text:a xlink:type="simple" xlink:href="py3o://if=%22o.reason_id.code=='summer_vacation'%22" text:style-name="Internet_20_link" text:visited-style-name="Visited_20_Internet_20_Link"><text:span text:style-name="T16">if="o.reason_id.code=='summer_vacation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Summer Vacation</text:p>
                </table:table-cell>
                <table:table-cell table:style-name="Table5.A2" office:value-type="string">
                  <text:p text:style-name="P2"><text:span text:style-name="T36">2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3"><text:a xlink:type="simple" xlink:href="py3o://if=%22not%20(o.reason_id.code=='summer_vacation')%22" text:style-name="Internet_20_link" text:visited-style-name="Visited_20_Internet_20_Link"><text:span text:style-name="T17">if="not (o.reason_id.code=='summer_vacation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Summer Vacation</text:p>
                </table:table-cell>
                <table:table-cell table:style-name="Table5.A2" office:value-type="string">
                  <text:p text:style-name="P2"><text:span text:style-name="T37">2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o.reason_id.code=='death_of_parents'%22" text:style-name="Internet_20_link" text:visited-style-name="Visited_20_Internet_20_Link"><text:span text:style-name="T18">if="o.reason_id.code=='death_of_parents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Death of parents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not%20(o.reason_id.code=='death_of_parents')%22" text:style-name="Internet_20_link" text:visited-style-name="Visited_20_Internet_20_Link"><text:span text:style-name="T18">if="not (o.reason_id.code=='death_of_parents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Death of parents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o.reason_id.code=='death_of_spouse'%22" text:style-name="Internet_20_link" text:visited-style-name="Visited_20_Internet_20_Link"><text:span text:style-name="T18">if="o.reason_id.code=='death_of_spous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Death of spouse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not%20(o.reason_id.code=='death_of_spouse')%22" text:style-name="Internet_20_link" text:visited-style-name="Visited_20_Internet_20_Link"><text:span text:style-name="T18">if="not (o.reason_id.code=='death_of_spous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Death of spouse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Death of child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o.reason_id.code=='death_of_sibling'%22" text:style-name="Internet_20_link" text:visited-style-name="Visited_20_Internet_20_Link"><text:span text:style-name="T18">if="o.reason_id.code=='death_of_sibling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26"><text:span text:style-name="T56">Death of brother/siste</text:span><text:span text:style-name="T57">r</text:span>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soft-page-break/><text:a xlink:type="simple" xlink:href="py3o://if=%22not%20(o.reason_id.code=='death_of_sibling')%22" text:style-name="Internet_20_link" text:visited-style-name="Visited_20_Internet_20_Link"><text:span text:style-name="T18">if="not (o.reason_id.code=='death_of_sibling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7"></text:p>
                </table:table-cell>
                <table:table-cell table:style-name="Table5.A2" office:value-type="string">
                  <text:p text:style-name="P35">Death of brother/sister</text:p>
                </table:table-cell>
                <table:table-cell table:style-name="Table5.A2" office:value-type="string">
                  <text:p text:style-name="P2"><text:span text:style-name="T37">4</text:span><text:span text:style-name="T36"> </text:span><text:span text:style-name="T3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</table:table>
          </table:table-cell>
          <table:table-cell table:style-name="Table4.B7" table:number-columns-spanned="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 table:style-name="TableLine3203210895248">
                <table:table-cell table:style-name="Table7.A1" table:number-columns-spanned="2" office:value-type="string">
                  <text:p text:style-name="P7">Reasons</text:p>
                </table:table-cell>
                <table:covered-table-cell/>
                <table:table-cell table:style-name="Table7.A1" office:value-type="string">
                  <text:p text:style-name="P9">Allowed Period</text:p>
                </table:table-cell>
                <table:table-cell table:style-name="Table7.A1" office:value-type="string">
                  <text:p text:style-name="P5"><text:span text:style-name="T23"><text:s/></text:span><text:span text:style-name="T24">Salary</text:span><text:span text:style-name="T28"> </text:span><text:span text:style-name="T24">paid</text:span><text:span text:style-name="T27"> </text:span><text:span text:style-name="T24">by</text:span>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39"><text:soft-page-break/><text:a xlink:type="simple" xlink:href="py3o://if=%22o.reason_id.code=='maternity'%22" text:style-name="Internet_20_link" text:visited-style-name="Visited_20_Internet_20_Link"><text:span text:style-name="T19">if="o.reason_id.code=='maternity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149"></text:p>
                </table:table-cell>
                <table:table-cell table:style-name="Table7.A2" office:value-type="string">
                  <text:p text:style-name="P145">Maternity leave (female applicant)</text:p>
                </table:table-cell>
                <table:table-cell table:style-name="Table7.A2" office:value-type="string">
                  <text:p text:style-name="P13">6 months</text:p>
                </table:table-cell>
                <table:table-cell table:style-name="Table7.A2" office:value-type="string">
                  <text:p text:style-name="P13">Social Insuranc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not%20(o.reason_id.code=='maternity')%22" text:style-name="Internet_20_link" text:visited-style-name="Visited_20_Internet_20_Link"><text:span text:style-name="T19">if="not (o.reason_id.code=='maternity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8"></text:p>
                </table:table-cell>
                <table:table-cell table:style-name="Table7.A2" office:value-type="string">
                  <text:p text:style-name="P82">Maternity leave (female applicant)</text:p>
                </table:table-cell>
                <table:table-cell table:style-name="Table7.A2" office:value-type="string">
                  <text:p text:style-name="P85">6 months</text:p>
                </table:table-cell>
                <table:table-cell table:style-name="Table7.A2" office:value-type="string">
                  <text:p text:style-name="P83"><text:span text:style-name="T33">Social Insurance</text:span>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o.reason_id.code=='child_birth'%22" text:style-name="Internet_20_link" text:visited-style-name="Visited_20_Internet_20_Link"><text:span text:style-name="T19">if="o.reason_id.code=='child_birth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1"></text:p>
                </table:table-cell>
                <table:table-cell table:style-name="Table7.A2" office:value-type="string">
                  <text:p text:style-name="P33">Child birth (male applicant)</text:p>
                </table:table-cell>
                <table:table-cell table:style-name="Table7.A2" office:value-type="string">
                  <text:p text:style-name="P13">Refer the Labour law</text:p>
                </table:table-cell>
                <table:table-cell table:style-name="Table7.A2" office:value-type="string">
                  <text:p text:style-name="P84">Social Insuranc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table:number-columns-spanned="4" office:value-type="string">
                  <text:p text:style-name="P65"><text:a xlink:type="simple" xlink:href="py3o://if=%22not%20(o.reason_id.code=='child_birth')%22" text:style-name="Internet_20_link" text:visited-style-name="Visited_20_Internet_20_Link"><text:span text:style-name="T19">if="not (o.reason_id.code=='child_birth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8"></text:p>
                </table:table-cell>
                <table:table-cell table:style-name="Table7.A2" office:value-type="string">
                  <text:p text:style-name="P91">Child birth (male applicant)</text:p>
                </table:table-cell>
                <table:table-cell table:style-name="Table7.A2" office:value-type="string">
                  <text:p text:style-name="P75">Refer the Labour law</text:p>
                </table:table-cell>
                <table:table-cell table:style-name="Table7.A2" office:value-type="string">
                  <text:p text:style-name="P84">Social Insuranc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o.reason_id.code=='absence'%22" text:style-name="Internet_20_link" text:visited-style-name="Visited_20_Internet_20_Link"><text:span text:style-name="T20">if="o.reason_id.code=='absenc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1"></text:p>
                </table:table-cell>
                <table:table-cell table:style-name="Table7.A2" office:value-type="string">
                  <text:p text:style-name="P36">Absence</text:p>
                </table:table-cell>
                <table:table-cell table:style-name="Table7.A2" office:value-type="string">
                  <text:p text:style-name="P13">Consider each case</text:p>
                </table:table-cell>
                <table:table-cell table:style-name="Table7.A2" office:value-type="string">
                  <text:p text:style-name="P13">Non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not%20(o.reason_id.code=='absence')%22" text:style-name="Internet_20_link" text:visited-style-name="Visited_20_Internet_20_Link"><text:span text:style-name="T20">if="not (o.reason_id.code=='absenc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8"></text:p>
                </table:table-cell>
                <table:table-cell table:style-name="Table7.A2" office:value-type="string">
                  <text:p text:style-name="P91">Absence</text:p>
                </table:table-cell>
                <table:table-cell table:style-name="Table7.A2" office:value-type="string">
                  <text:p text:style-name="P73">Consider each case</text:p>
                </table:table-cell>
                <table:table-cell table:style-name="Table7.A2" office:value-type="string">
                  <text:p text:style-name="P73">Non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o.reason_id.code=='suspension'%22" text:style-name="Internet_20_link" text:visited-style-name="Visited_20_Internet_20_Link"><text:span text:style-name="T20">if="o.reason_id.code=='suspension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1"></text:p>
                </table:table-cell>
                <table:table-cell table:style-name="Table7.A2" office:value-type="string">
                  <text:p text:style-name="P14">Suspension from work (training, civil duties, etc.) &amp; Other reasons </text:p>
                </table:table-cell>
                <table:table-cell table:style-name="Table7.A2" office:value-type="string">
                  <text:p text:style-name="P13">Refer the current laws</text:p>
                </table:table-cell>
                <table:table-cell table:style-name="Table7.A2" office:value-type="string">
                  <text:p text:style-name="P13">Consider each cas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not%20(o.reason_id.code=='suspension')%22" text:style-name="Internet_20_link" text:visited-style-name="Visited_20_Internet_20_Link"><text:span text:style-name="T20">if="not (o.reason_id.code=='suspension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28"></text:p>
                </table:table-cell>
                <table:table-cell table:style-name="Table7.A2" office:value-type="string">
                  <text:p text:style-name="P36">Suspension from work (training, civil duties, etc.) &amp; Other reasons</text:p>
                </table:table-cell>
                <table:table-cell table:style-name="Table7.A2" office:value-type="string">
                  <text:p text:style-name="P13">Refer the current laws</text:p>
                </table:table-cell>
                <table:table-cell table:style-name="Table7.A2" office:value-type="string">
                  <text:p text:style-name="P13">Consider each cas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2">/if</text:span></text:a></text:p>
                </table:table-cell>
                <table:covered-table-cell/>
                <table:covered-table-cell/>
                <table:covered-table-cell/>
              </table:table-row>
            </table:table>
            <text:p text:style-name="P40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14">Explanation:</text:p>
                </table:table-cell>
              </table:table-row>
              <table:table-row table:style-name="Table6.2">
                <table:table-cell table:style-name="Table6.A2" office:value-type="string">
                  <text:p text:style-name="P79"><text:text-input text:description="py3o://function=&quot;o.name&quot;">Reason</text:text-input></text:p>
                </table:table-cell>
              </table:table-row>
              <table:table-row table:style-name="Table6.2">
                <table:table-cell table:style-name="Table6.A3" office:value-type="string">
                  <text:p text:style-name="P113"><text:s text:c="3"/></text:p>
                </table:table-cell>
              </table:table-row>
            </table:table>
            <text:p text:style-name="P38"/>
          </table:table-cell>
          <table:covered-table-cell/>
        </table:table-row>
      </table:table>
      <text:p text:style-name="P164"><text:a xlink:type="simple" xlink:href="py3o:///for" text:style-name="Internet_20_link" text:visited-style-name="Visited_20_Internet_20_Link"><text:span text:style-name="T48">/for</text:span></text:a></text:p>
      <text:p text:style-name="P165"><text:a xlink:type="simple" xlink:href="py3o:///for" text:style-name="Internet_20_link" text:visited-style-name="Visited_20_Internet_20_Link"><text:span text:style-name="T4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 style:default-outline-level="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7.5pt" style:font-size-asian="7.5pt" style:font-size-complex="7.5pt"/>
    </style:style>
    <style:style style:name="Heading_20_1_20_Char" style:display-name="Heading 1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22" number:language="en" number:country="US">
      <number:number number:decimal-places="1" number:min-decimal-places="1" number:min-integer-digits="1"/>
    </number:number-style>
    <number:date-style style:name="N10123" number:language="en" number:country="US">
      <number:day-of-week number:style="long"/>
    </number:date-style>
    <number:date-style style:name="N10124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5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6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7" number:language="en" number:country="US">
      <number:day-of-week/>
    </number:date-style>
    <number:date-style style:name="N10128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" number:language="en" number:country="US">
      <number:number number:decimal-places="2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nden Vietnam Co., Ltd.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H46M59S</meta:editing-duration>
    <meta:editing-cycles>278</meta:editing-cycles>
    <meta:generator>LibreOffice/7.1.3.2$Windows_X86_64 LibreOffice_project/47f78053abe362b9384784d31a6e56f8511eb1c1</meta:generator>
    <dc:date>2022-02-15T14:34:59.496000000</dc:date>
    <meta:print-date>2021-05-26T11:54:45.743000000</meta:print-date>
    <meta:document-statistic meta:table-count="22" meta:image-count="0" meta:object-count="0" meta:page-count="4" meta:paragraph-count="266" meta:word-count="515" meta:character-count="4061" meta:non-whitespace-character-count="3792"/>
  </office:meta>
</office:document-meta>
</file>